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background-color="#f5f5f5"/>
    </style:style>
    <style:style style:name="P3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4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5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6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8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0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1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2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4" style:family="paragraph" style:parent-style-name="Standard" style:list-style-name="WWNum4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65" style:family="paragraph" style:parent-style-name="Standard" style:master-page-name="Standard">
      <style:paragraph-properties style:page-number="1"/>
    </style:style>
    <style:style style:name="T1" style:family="text">
      <style:text-properties style:font-name="Verdana" fo:font-size="26pt" fo:font-weight="bold" style:font-name-asian="Verdana1" style:font-size-asian="26pt" style:font-weight-asian="bold" style:font-name-complex="Verdana1" style:font-size-complex="26pt"/>
    </style:style>
    <style:style style:name="T2" style:family="text">
      <style:text-properties style:font-name="Verdana" fo:font-size="12pt" style:font-name-asian="Verdana1" style:font-size-asian="12pt" style:font-name-complex="Verdana1" style:font-size-complex="12pt"/>
    </style:style>
    <style:style style:name="T3" style:family="text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  <style:style style:name="T4" style:family="text">
      <style:text-properties style:font-name="Verdana" fo:font-size="12pt" fo:background-color="#f5f5f5" loext:char-shading-value="0" style:font-name-asian="Verdana1" style:font-size-asian="12pt" style:font-name-complex="Verdana1" style:font-size-complex="12pt"/>
    </style:style>
    <style:style style:name="T5" style:family="text">
      <style:text-properties style:font-name="Verdana" fo:font-size="18pt" fo:font-weight="bold" style:font-name-asian="Verdana1" style:font-size-asian="18pt" style:font-weight-asian="bold" style:font-name-complex="Verdana1" style:font-size-complex="18pt"/>
    </style:style>
    <style:style style:name="T6" style:family="text">
      <style:text-properties style:font-name="Verdana" fo:font-size="18pt" fo:font-weight="bold" fo:background-color="#f5f5f5" loext:char-shading-value="0" style:font-name-asian="Verdana1" style:font-size-asian="18pt" style:font-weight-asian="bold" style:font-name-complex="Verdana1" style:font-size-complex="18pt"/>
    </style:style>
    <style:style style:name="T7" style:family="text">
      <style:text-properties style:font-name="Verdana" fo:font-size="10pt" style:font-name-asian="Verdana1" style:font-size-asian="10pt" style:font-name-complex="Verdana1" style:font-size-complex="10pt"/>
    </style:style>
    <style:style style:name="T8" style:family="text">
      <style:text-properties style:font-name="Verdana" fo:font-size="10pt" fo:background-color="#f5f5f5" loext:char-shading-value="0" style:font-name-asian="Verdana1" style:font-size-asian="10pt" style:font-name-complex="Verdana1" style:font-size-complex="10pt"/>
    </style:style>
    <style:style style:name="T9" style:family="text">
      <style:text-properties fo:font-size="10pt" fo:background-color="#f5f5f5" loext:char-shading-value="0" style:font-size-asian="10pt" style:font-size-complex="10pt"/>
    </style:style>
    <style:style style:name="T10" style:family="text">
      <style:text-properties fo:font-size="9pt" fo:background-color="#f5f5f5" loext:char-shading-value="0" style:font-size-asian="9pt" style:font-size-complex="9pt"/>
    </style:style>
    <style:style style:name="T11" style:family="text">
      <style:text-properties fo:background-color="#f5f5f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tab/> <text:tab/> <text:tab/> <text:tab/></text:p>
      <text:p text:style-name="P1"><text:span text:style-name="T1">INDICATORI</text:span></text:p>
      <text:p text:style-name="P1"><text:span text:style-name="T2">Gli indicatori possono essere:</text:span></text:p>
      <text:list xml:id="list903690752" text:style-name="WWNum38">
        <text:list-item>
          <text:p text:style-name="P3"><text:tab/><text:span text:style-name="T2">di <text:tab/></text:span><text:span text:style-name="T3">diversa <text:tab/>natura</text:span><text:span text:style-name="T2">: <text:tab/>ad es. quantitativi, di efficacia come la soddisfazione del cliente, <text:tab/>di efficienza come il contenimento dei costi, finanziari, di <text:tab/>performance come le performance dei fornitori, di innovazione come i <text:tab/>monitoraggi effettuati sulla formazione e sulla crescita, di <text:tab/>servizio, ecc</text:span></text:p>
        </text:list-item>
        <text:list-item>
          <text:p text:style-name="P16"><text:tab/></text:p>
        </text:list-item>
        <text:list-item>
          <text:p text:style-name="P16"><text:span text:style-name="T2">di <text:tab/></text:span><text:span text:style-name="T3">diverso <text:tab/>ambito</text:span><text:span text:style-name="T2">: <text:tab/>indicatori di input, di processo, di ouput, indicatori di risultati, <text:tab/>di impatto sull’organizzazione, ecc</text:span></text:p>
        </text:list-item>
        <text:list-item>
          <text:p text:style-name="P16"><text:tab/></text:p>
        </text:list-item>
        <text:list-item>
          <text:p text:style-name="P16"><text:span text:style-name="T2">quantitativi, <text:tab/>qualitativi, un mix tra i due</text:span></text:p>
        </text:list-item>
        <text:list-item>
          <text:p text:style-name="P16"><text:tab/></text:p>
        </text:list-item>
        <text:list-item>
          <text:p text:style-name="P51"><text:span text:style-name="T2">di <text:tab/></text:span><text:span text:style-name="T3">diverso <text:tab/>orizzonte temporale</text:span><text:span text:style-name="T2">: <text:tab/>a breve, medio e lungo termine</text:span></text:p>
        </text:list-item>
      </text:list>
      <text:p text:style-name="P1"><text:span text:style-name="T2">Vediamo ora quali sono gli indicatori più comuni utilizzati dalle organizzazioni per monitorare i Sistemi di Gestione della Qualità. Li troverete qui di fianco.</text:span></text:p>
      <text:p text:style-name="P1"/>
      <text:p text:style-name="P1"/>
      <text:p text:style-name="P1"><text:span text:style-name="T5">Ambito Commerciale e di Post-vendita:</text:span></text:p>
      <text:list xml:id="list1570541149" text:style-name="WWNum26">
        <text:list-item>
          <text:p text:style-name="P4"><text:span text:style-name="T2">Indicatori <text:tab/>relativi ai tempi di risposta:</text:span></text:p>
        </text:list-item>
      </text:list>
      <text:list xml:id="list3472206217" text:style-name="WWNum14">
        <text:list-item>
          <text:p text:style-name="P17"><text:span text:style-name="T2">tempo <text:tab/>medio per l’emissione di un’offerta</text:span></text:p>
        </text:list-item>
        <text:list-item>
          <text:p text:style-name="P17"><text:tab/></text:p>
        </text:list-item>
        <text:list-item>
          <text:p text:style-name="P17"><text:span text:style-name="T2">tempo <text:tab/>medio per l’emissione della conferma d’ordine o per la <text:tab/>preparazione del contratto</text:span></text:p>
        </text:list-item>
        <text:list-item>
          <text:p text:style-name="P17"><text:tab/></text:p>
        </text:list-item>
        <text:list-item>
          <text:p text:style-name="P17"><text:span text:style-name="T2">tempo <text:tab/>di risposta relativo alle richieste di informazioni da parte dei <text:tab/>clienti</text:span></text:p>
        </text:list-item>
        <text:list-item>
          <text:p text:style-name="P17"><text:soft-page-break/><text:tab/></text:p>
        </text:list-item>
        <text:list-item>
          <text:p text:style-name="P17"><text:span text:style-name="T2">tempo <text:tab/>di risposta ai reclami dei clienti</text:span></text:p>
        </text:list-item>
        <text:list-item>
          <text:p text:style-name="P17"><text:tab/></text:p>
        </text:list-item>
        <text:list-item>
          <text:p text:style-name="P17"><text:span text:style-name="T2">tempo <text:tab/>medio di evasione dei reclami</text:span></text:p>
        </text:list-item>
        <text:list-item>
          <text:p text:style-name="P17"><text:tab/></text:p>
        </text:list-item>
        <text:list-item>
          <text:p text:style-name="P17"><text:span text:style-name="T2">tempo <text:tab/>medio per la spedizione di parti di ricambio</text:span></text:p>
        </text:list-item>
        <text:list-item>
          <text:p text:style-name="P17"><text:tab/></text:p>
        </text:list-item>
        <text:list-item>
          <text:p text:style-name="P17"><text:span text:style-name="T2">time <text:tab/>to market</text:span></text:p>
        </text:list-item>
        <text:list-item>
          <text:p text:style-name="P17"><text:tab/></text:p>
        </text:list-item>
        <text:list-item>
          <text:p text:style-name="P17"><text:span text:style-name="T2">tempo <text:tab/>medio per il pagamento di garanzie</text:span></text:p>
        </text:list-item>
      </text:list>
      <text:list xml:id="list3631681851" text:style-name="WWNum19">
        <text:list-item>
          <text:p text:style-name="P18"><text:span text:style-name="T2">Attenzione <text:tab/>con la quale vengono processati i dati di offerte/ordini:</text:span></text:p>
        </text:list-item>
      </text:list>
      <text:list xml:id="list3884248123" text:style-name="WWNum36">
        <text:list-item>
          <text:p text:style-name="P19"><text:span text:style-name="T2">n° <text:tab/>di offerte errate / n° totale di offerte emesse</text:span></text:p>
        </text:list-item>
        <text:list-item>
          <text:p text:style-name="P19"><text:tab/></text:p>
        </text:list-item>
        <text:list-item>
          <text:p text:style-name="P19"><text:span text:style-name="T2">n° <text:tab/>di ordini errati / n° totale di ordini processati</text:span></text:p>
        </text:list-item>
      </text:list>
      <text:list xml:id="list1709671288" text:style-name="WWNum25">
        <text:list-item>
          <text:p text:style-name="P20"><text:span text:style-name="T2">Previsione <text:tab/>centrate:</text:span></text:p>
        </text:list-item>
      </text:list>
      <text:list xml:id="list2315391831" text:style-name="WWNum37">
        <text:list-item>
          <text:p text:style-name="P21"><text:span text:style-name="T2">volumi <text:tab/>di vendita effettuati / budget di vendita previsto</text:span></text:p>
        </text:list-item>
        <text:list-item>
          <text:p text:style-name="P21"><text:tab/></text:p>
        </text:list-item>
        <text:list-item>
          <text:p text:style-name="P21"><text:span text:style-name="T2">tasso <text:tab/>di acquisizione nuovi clienti effettivo / tasso acquisizione <text:tab/>previsto</text:span></text:p>
        </text:list-item>
        <text:list-item>
          <text:p text:style-name="P21"><text:tab/></text:p>
        </text:list-item>
        <text:list-item>
          <text:p text:style-name="P21"><text:span text:style-name="T2">time <text:tab/>to market effettivo / time to market stimato</text:span></text:p>
        </text:list-item>
        <text:list-item>
          <text:p text:style-name="P21"><text:tab/></text:p>
        </text:list-item>
        <text:list-item>
          <text:p text:style-name="P21"><text:soft-page-break/><text:span text:style-name="T2">% <text:tab/>di operatori della rete vendita che hanno rispettato il 100% degli <text:tab/>obiettivi</text:span></text:p>
        </text:list-item>
      </text:list>
      <text:list xml:id="list2379025660" text:style-name="WWNum15">
        <text:list-item>
          <text:p text:style-name="P22"><text:span text:style-name="T2">Altri <text:tab/>indici:</text:span></text:p>
        </text:list-item>
      </text:list>
      <text:list xml:id="list1916128358" text:style-name="WWNum20">
        <text:list-item>
          <text:p text:style-name="P23"><text:span text:style-name="T2">rapporto <text:tab/>tra gli ordini andati a buon fine e il totale delle offerte fatte</text:span></text:p>
        </text:list-item>
        <text:list-item>
          <text:p text:style-name="P23"><text:tab/></text:p>
        </text:list-item>
        <text:list-item>
          <text:p text:style-name="P23"><text:span text:style-name="T2">n° <text:tab/>di revisioni dei prezzi in un anno</text:span></text:p>
        </text:list-item>
        <text:list-item>
          <text:p text:style-name="P23"><text:tab/></text:p>
        </text:list-item>
        <text:list-item>
          <text:p text:style-name="P23"><text:span text:style-name="T2">% <text:tab/>del mercato conquistata o persa rispetto all’anno precedente</text:span></text:p>
        </text:list-item>
        <text:list-item>
          <text:p text:style-name="P23"><text:tab/></text:p>
        </text:list-item>
        <text:list-item>
          <text:p text:style-name="P23"><text:span text:style-name="T2">tasso <text:tab/>di fidelizzazione dei clienti</text:span></text:p>
        </text:list-item>
        <text:list-item>
          <text:p text:style-name="P23"><text:tab/></text:p>
        </text:list-item>
        <text:list-item>
          <text:p text:style-name="P23"><text:span text:style-name="T2">capacità <text:tab/>di acquisire nuovi clienti</text:span></text:p>
        </text:list-item>
        <text:list-item>
          <text:p text:style-name="P23"><text:tab/></text:p>
        </text:list-item>
        <text:list-item>
          <text:p text:style-name="P23"><text:span text:style-name="T2">quota <text:tab/>di mercato</text:span></text:p>
        </text:list-item>
        <text:list-item>
          <text:p text:style-name="P23"><text:tab/></text:p>
        </text:list-item>
        <text:list-item>
          <text:p text:style-name="P23"><text:span text:style-name="T2">costi <text:tab/>trasferte per attività di vendita</text:span></text:p>
        </text:list-item>
        <text:list-item>
          <text:p text:style-name="P23"><text:tab/></text:p>
        </text:list-item>
        <text:list-item>
          <text:p text:style-name="P23"><text:span text:style-name="T2">numero <text:tab/>di visite che il personale commerciale sviluppa nel tempo</text:span></text:p>
        </text:list-item>
        <text:list-item>
          <text:p text:style-name="P23"><text:tab/></text:p>
        </text:list-item>
        <text:list-item>
          <text:p text:style-name="P23"><text:span text:style-name="T2">numero <text:tab/>di contatti con i clienti</text:span></text:p>
        </text:list-item>
        <text:list-item>
          <text:p text:style-name="P23"><text:tab/></text:p>
        </text:list-item>
        <text:list-item>
          <text:p text:style-name="P23"><text:span text:style-name="T2">tasso <text:tab/>di crescita del mercato</text:span></text:p>
        </text:list-item>
        <text:list-item>
          <text:p text:style-name="P23"><text:soft-page-break/><text:tab/></text:p>
        </text:list-item>
        <text:list-item>
          <text:p text:style-name="P23"><text:span text:style-name="T2">valore <text:tab/>delle offerte</text:span></text:p>
        </text:list-item>
        <text:list-item>
          <text:p text:style-name="P23"><text:tab/></text:p>
        </text:list-item>
        <text:list-item>
          <text:p text:style-name="P23"><text:span text:style-name="T2">grado <text:tab/>di concentrazione e di differenziazione</text:span></text:p>
        </text:list-item>
        <text:list-item>
          <text:p text:style-name="P23"><text:tab/></text:p>
        </text:list-item>
        <text:list-item>
          <text:p text:style-name="P23"><text:span text:style-name="T2">tasso <text:tab/>di soddisfazione/insoddisfazione dei clienti</text:span></text:p>
        </text:list-item>
        <text:list-item>
          <text:p text:style-name="P23"><text:tab/></text:p>
        </text:list-item>
        <text:list-item>
          <text:p text:style-name="P23"><text:span text:style-name="T2">operatori <text:tab/>della rete di vendita in perdita</text:span></text:p>
        </text:list-item>
        <text:list-item>
          <text:p text:style-name="P23"><text:tab/></text:p>
        </text:list-item>
        <text:list-item>
          <text:p text:style-name="P23"><text:span text:style-name="T2">costi <text:tab/>resi / fatturato</text:span></text:p>
        </text:list-item>
        <text:list-item>
          <text:p text:style-name="P23"><text:tab/></text:p>
        </text:list-item>
        <text:list-item>
          <text:p text:style-name="P23"><text:span text:style-name="T2">costo <text:tab/>assistenza in garanzia / fatturato</text:span></text:p>
        </text:list-item>
        <text:list-item>
          <text:p text:style-name="P23"><text:tab/></text:p>
        </text:list-item>
        <text:list-item>
          <text:p text:style-name="P23"><text:span text:style-name="T2">posizionamento <text:tab/>rispetto alla concorrenza</text:span></text:p>
        </text:list-item>
        <text:list-item>
          <text:p text:style-name="P23"><text:tab/></text:p>
        </text:list-item>
        <text:list-item>
          <text:p text:style-name="P23"><text:span text:style-name="T2">differenze <text:tab/>dei prezzi rispetto a quanto rilevato in uno studio di benchmarking</text:span></text:p>
        </text:list-item>
        <text:list-item>
          <text:p text:style-name="P23"><text:tab/></text:p>
        </text:list-item>
        <text:list-item>
          <text:p text:style-name="P23"><text:span text:style-name="T2">Rapporto <text:tab/>clienti acquisiti/clienti perduti</text:span></text:p>
        </text:list-item>
        <text:list-item>
          <text:p text:style-name="P23"><text:tab/></text:p>
        </text:list-item>
        <text:list-item>
          <text:p text:style-name="P23"><text:span text:style-name="T2">Rapporto <text:tab/>n° clienti/personale di vendita</text:span></text:p>
        </text:list-item>
        <text:list-item>
          <text:p text:style-name="P23"><text:tab/></text:p>
        </text:list-item>
        <text:list-item>
          <text:p text:style-name="P23"><text:soft-page-break/><text:span text:style-name="T2">Vendite/cliente</text:span></text:p>
        </text:list-item>
        <text:list-item>
          <text:p text:style-name="P23"><text:tab/></text:p>
        </text:list-item>
        <text:list-item>
          <text:p text:style-name="P23"><text:span text:style-name="T2">Prodotti <text:tab/>venduti/cliente</text:span></text:p>
        </text:list-item>
        <text:list-item>
          <text:p text:style-name="P23"><text:tab/></text:p>
        </text:list-item>
        <text:list-item>
          <text:p text:style-name="P23"><text:span text:style-name="T2">Valore <text:tab/>vendite acquisite/valore vendite perdute</text:span></text:p>
        </text:list-item>
        <text:list-item>
          <text:p text:style-name="P23"><text:tab/></text:p>
        </text:list-item>
        <text:list-item>
          <text:p text:style-name="P23"><text:span text:style-name="T2">Costo <text:tab/>per contatto</text:span></text:p>
        </text:list-item>
        <text:list-item>
          <text:p text:style-name="P23"><text:tab/></text:p>
        </text:list-item>
        <text:list-item>
          <text:p text:style-name="P23"><text:span text:style-name="T2">partizione <text:tab/>dei clienti in classi e peso percentuale di ciascuna</text:span></text:p>
        </text:list-item>
        <text:list-item>
          <text:p text:style-name="P23"><text:tab/></text:p>
        </text:list-item>
        <text:list-item>
          <text:p text:style-name="P23"><text:span text:style-name="T2">margini <text:tab/>per tipo/classe di cliente e/o di prodotto/servizio</text:span></text:p>
        </text:list-item>
        <text:list-item>
          <text:p text:style-name="P23"><text:tab/></text:p>
        </text:list-item>
        <text:list-item>
          <text:p text:style-name="P23"><text:span text:style-name="T2">volume <text:tab/>delle vendite</text:span></text:p>
        </text:list-item>
        <text:list-item>
          <text:p text:style-name="P23"><text:tab/></text:p>
        </text:list-item>
        <text:list-item>
          <text:p text:style-name="P23"><text:span text:style-name="T2">volume <text:tab/>dei profitti</text:span></text:p>
        </text:list-item>
        <text:list-item>
          <text:p text:style-name="P23"><text:tab/></text:p>
        </text:list-item>
        <text:list-item>
          <text:p text:style-name="P23"><text:span text:style-name="T2">numero <text:tab/>di clienti chiave</text:span></text:p>
        </text:list-item>
        <text:list-item>
          <text:p text:style-name="P23"><text:tab/></text:p>
        </text:list-item>
        <text:list-item>
          <text:p text:style-name="P23"><text:span text:style-name="T2">andamento <text:tab/>dei ricavi</text:span></text:p>
        </text:list-item>
        <text:list-item>
          <text:p text:style-name="P23"><text:tab/></text:p>
        </text:list-item>
        <text:list-item>
          <text:p text:style-name="P23"><text:span text:style-name="T2">numero <text:tab/>di clienti serviti</text:span></text:p>
        </text:list-item>
        <text:list-item>
          <text:p text:style-name="P23"><text:soft-page-break/><text:tab/></text:p>
        </text:list-item>
        <text:list-item>
          <text:p text:style-name="P52"><text:span text:style-name="T2">fatturato <text:tab/>per cliente</text:span></text:p>
        </text:list-item>
      </text:list>
      <text:p text:style-name="P1"/>
      <text:p text:style-name="P1"/>
      <text:p text:style-name="P1"><text:span text:style-name="T5">Ambito Progettazione:</text:span></text:p>
      <text:list xml:id="list2218601152" text:style-name="WWNum17">
        <text:list-item>
          <text:p text:style-name="P5"><text:tab/><text:span text:style-name="T2">n° <text:tab/>progetti approvati al primo colpo / totale progetti eseguiti</text:span></text:p>
        </text:list-item>
        <text:list-item>
          <text:p text:style-name="P24"><text:tab/></text:p>
        </text:list-item>
        <text:list-item>
          <text:p text:style-name="P24"><text:span text:style-name="T2">n° <text:tab/>errori trovati nella fase di revisione del progetto / n° totale di <text:tab/>progetti</text:span></text:p>
        </text:list-item>
        <text:list-item>
          <text:p text:style-name="P24"><text:tab/></text:p>
        </text:list-item>
        <text:list-item>
          <text:p text:style-name="P24"><text:span text:style-name="T2">n° <text:tab/>errori riscontrati nei disegni / n° totale disegni</text:span></text:p>
        </text:list-item>
        <text:list-item>
          <text:p text:style-name="P24"><text:tab/></text:p>
        </text:list-item>
        <text:list-item>
          <text:p text:style-name="P24"><text:span text:style-name="T2">n° <text:tab/>richieste di modifica da parte del cliente soddisfatte / totale <text:tab/>delle richieste di modifica pervenute</text:span></text:p>
        </text:list-item>
        <text:list-item>
          <text:p text:style-name="P24"><text:tab/></text:p>
        </text:list-item>
        <text:list-item>
          <text:p text:style-name="P24"><text:span text:style-name="T2">n° <text:tab/>modifiche ai documenti di progetto / n° totale dei documenti <text:tab/>progetto</text:span></text:p>
        </text:list-item>
        <text:list-item>
          <text:p text:style-name="P24"><text:tab/></text:p>
        </text:list-item>
        <text:list-item>
          <text:p text:style-name="P24"><text:span text:style-name="T2">tempo <text:tab/>impegnato per fare un progetto / tempo preventivato</text:span></text:p>
        </text:list-item>
        <text:list-item>
          <text:p text:style-name="P24"><text:tab/></text:p>
        </text:list-item>
        <text:list-item>
          <text:p text:style-name="P24"><text:span text:style-name="T2">n° <text:tab/>variazioni mensili alla pianificazione della progettazione</text:span></text:p>
        </text:list-item>
        <text:list-item>
          <text:p text:style-name="P24"><text:tab/></text:p>
        </text:list-item>
        <text:list-item>
          <text:p text:style-name="P24"><text:span text:style-name="T2">n° <text:tab/>manuali forniti secondo le tempistiche preventivate / n° totale di <text:tab/>manuali forniti</text:span></text:p>
        </text:list-item>
        <text:list-item>
          <text:p text:style-name="P24"><text:tab/></text:p>
        </text:list-item>
        <text:list-item>
          <text:p text:style-name="P24"><text:soft-page-break/><text:span text:style-name="T2">n° <text:tab/>manuali contenenti errori / n° totale manuali forniti</text:span></text:p>
        </text:list-item>
        <text:list-item>
          <text:p text:style-name="P24"><text:tab/></text:p>
        </text:list-item>
        <text:list-item>
          <text:p text:style-name="P24"><text:span text:style-name="T2">n° <text:tab/>brevetti ottenuti</text:span></text:p>
        </text:list-item>
        <text:list-item>
          <text:p text:style-name="P24"><text:tab/></text:p>
        </text:list-item>
        <text:list-item>
          <text:p text:style-name="P24"><text:span text:style-name="T2">n° <text:tab/>di commesse trattate in contemporanee al mese</text:span></text:p>
        </text:list-item>
        <text:list-item>
          <text:p text:style-name="P24"><text:tab/></text:p>
        </text:list-item>
        <text:list-item>
          <text:p text:style-name="P53"><text:span text:style-name="T2">risultati <text:tab/>delle attività di validazione</text:span></text:p>
        </text:list-item>
      </text:list>
      <text:p text:style-name="P1"/>
      <text:p text:style-name="P1"/>
      <text:p text:style-name="P1"><text:span text:style-name="T5">Ambito Produzione:</text:span></text:p>
      <text:list xml:id="list1302676935" text:style-name="WWNum11">
        <text:list-item>
          <text:p text:style-name="P6"><text:tab/><text:span text:style-name="T2">tempo <text:tab/>medio di realizzazione di un prodotto</text:span></text:p>
        </text:list-item>
        <text:list-item>
          <text:p text:style-name="P25"><text:tab/></text:p>
        </text:list-item>
        <text:list-item>
          <text:p text:style-name="P25"><text:span text:style-name="T2">costi <text:tab/>rilavorazioni</text:span></text:p>
        </text:list-item>
        <text:list-item>
          <text:p text:style-name="P25"><text:tab/></text:p>
        </text:list-item>
        <text:list-item>
          <text:p text:style-name="P25"><text:span text:style-name="T2">numero <text:tab/>di errori nel data entry</text:span></text:p>
        </text:list-item>
        <text:list-item>
          <text:p text:style-name="P25"><text:tab/></text:p>
        </text:list-item>
        <text:list-item>
          <text:p text:style-name="P25"><text:span text:style-name="T2">costo <text:tab/>dei difetti</text:span></text:p>
        </text:list-item>
        <text:list-item>
          <text:p text:style-name="P25"><text:tab/></text:p>
        </text:list-item>
        <text:list-item>
          <text:p text:style-name="P25"><text:span text:style-name="T2">numero <text:tab/>processi fuori controllo</text:span></text:p>
        </text:list-item>
        <text:list-item>
          <text:p text:style-name="P25"><text:tab/></text:p>
        </text:list-item>
        <text:list-item>
          <text:p text:style-name="P25"><text:span text:style-name="T2">n° <text:tab/>prodotti rilasciati in un mese (o in un anno a seconda della realtà <text:tab/>aziendale)</text:span></text:p>
        </text:list-item>
        <text:list-item>
          <text:p text:style-name="P25"><text:soft-page-break/><text:tab/></text:p>
        </text:list-item>
        <text:list-item>
          <text:p text:style-name="P25"><text:span text:style-name="T2">tempo <text:tab/>medio di durata di un ciclo di lavoro</text:span></text:p>
        </text:list-item>
        <text:list-item>
          <text:p text:style-name="P25"><text:tab/></text:p>
        </text:list-item>
        <text:list-item>
          <text:p text:style-name="P25"><text:span text:style-name="T2">resa <text:tab/>qualitativa di una macchina o di un impianto: è il rapporto tra il <text:tab/>tempo in cui l’impianto ha funzionato e il tempo totale in cui era <text:tab/>richiesto che funzionasse. Occorre fare un rapporto tra la quantità <text:tab/>ottenuta e la quantità teoricamente ottenibile al netto di scarti, <text:tab/>sfridi, ecc</text:span></text:p>
        </text:list-item>
        <text:list-item>
          <text:p text:style-name="P25"><text:tab/></text:p>
        </text:list-item>
        <text:list-item>
          <text:p text:style-name="P25"><text:span text:style-name="T2">tempo <text:tab/>di fermo macchina per guasti</text:span></text:p>
        </text:list-item>
        <text:list-item>
          <text:p text:style-name="P25"><text:tab/></text:p>
        </text:list-item>
        <text:list-item>
          <text:p text:style-name="P25"><text:span text:style-name="T2">rapporto <text:tab/>tra la quantità di prodotto programmata per il completamento da <text:tab/>parte di un centro di lavoro e il livello di scorta fissato per il <text:tab/>centro di lavoro per quel periodo</text:span></text:p>
        </text:list-item>
        <text:list-item>
          <text:p text:style-name="P25"><text:tab/></text:p>
        </text:list-item>
        <text:list-item>
          <text:p text:style-name="P25"><text:span text:style-name="T2">rapporto <text:tab/>tra il numero di ordini di lavoro rilasciati completi nel periodo e <text:tab/>il numero totale di ordini di lavoro programmato per il rilascio nel <text:tab/>periodo</text:span></text:p>
        </text:list-item>
        <text:list-item>
          <text:p text:style-name="P25"><text:tab/></text:p>
        </text:list-item>
        <text:list-item>
          <text:p text:style-name="P25"><text:span text:style-name="T2">tempo <text:tab/>di attraversamento tra il rilascio di un ordine in produzione e il <text:tab/>completamento di tutte le attività di produzione</text:span></text:p>
        </text:list-item>
        <text:list-item>
          <text:p text:style-name="P25"><text:tab/></text:p>
        </text:list-item>
        <text:list-item>
          <text:p text:style-name="P25"><text:span text:style-name="T2">rapporto <text:tab/>tra tempi complessivi per gli attrezzaggi relativi agli ordini <text:tab/>completati nel periodo e tempi complessivi standard per gli <text:tab/>attrezzaggi relativi</text:span></text:p>
        </text:list-item>
        <text:list-item>
          <text:p text:style-name="P25"><text:tab/></text:p>
        </text:list-item>
        <text:list-item>
          <text:p text:style-name="P25"><text:span text:style-name="T2">n° <text:tab/>giorni di ritardo / n° consegne effettuate</text:span></text:p>
        </text:list-item>
        <text:list-item>
          <text:p text:style-name="P25"><text:tab/></text:p>
        </text:list-item>
        <text:list-item>
          <text:p text:style-name="P25"><text:span text:style-name="T2">costo <text:tab/>effettivo di produzione / costo stimato</text:span></text:p>
        </text:list-item>
        <text:list-item>
          <text:p text:style-name="P25"><text:tab/></text:p>
        </text:list-item>
        <text:list-item>
          <text:p text:style-name="P25"><text:span text:style-name="T2">costo <text:tab/>scarti / costo produzione</text:span></text:p>
        </text:list-item>
        <text:list-item>
          <text:p text:style-name="P25"><text:tab/></text:p>
        </text:list-item>
        <text:list-item>
          <text:p text:style-name="P25"><text:soft-page-break/><text:span text:style-name="T2">costo <text:tab/>riparazioni / costo personale</text:span></text:p>
        </text:list-item>
        <text:list-item>
          <text:p text:style-name="P25"><text:tab/></text:p>
        </text:list-item>
        <text:list-item>
          <text:p text:style-name="P25"><text:span text:style-name="T2">n° <text:tab/>ore rilavorazione / n° totale ore produzione</text:span></text:p>
        </text:list-item>
        <text:list-item>
          <text:p text:style-name="P25"><text:tab/></text:p>
        </text:list-item>
        <text:list-item>
          <text:p text:style-name="P25"><text:span text:style-name="T2">n° <text:tab/>difetti per lotto / n° pezzi lotto</text:span></text:p>
        </text:list-item>
        <text:list-item>
          <text:p text:style-name="P25"><text:tab/></text:p>
        </text:list-item>
        <text:list-item>
          <text:p text:style-name="P25"><text:span text:style-name="T2">n° <text:tab/>difetti su prodotto / n° totale prodotti</text:span></text:p>
        </text:list-item>
        <text:list-item>
          <text:p text:style-name="P25"><text:tab/></text:p>
        </text:list-item>
        <text:list-item>
          <text:p text:style-name="P25"><text:span text:style-name="T2">tempo <text:tab/>impiegato per il collaudo / tempo preventivato</text:span></text:p>
        </text:list-item>
        <text:list-item>
          <text:p text:style-name="P25"><text:tab/></text:p>
        </text:list-item>
        <text:list-item>
          <text:p text:style-name="P25"><text:span text:style-name="T2">n° <text:tab/>macchinari-attrezzature mantenuti-tarati / totale macchinari- <text:tab/>attrezzature da mantenere-tarare</text:span></text:p>
        </text:list-item>
        <text:list-item>
          <text:p text:style-name="P25"><text:tab/></text:p>
        </text:list-item>
        <text:list-item>
          <text:p text:style-name="P25"><text:span text:style-name="T2">costi <text:tab/>taratura e controllo strumenti</text:span></text:p>
        </text:list-item>
        <text:list-item>
          <text:p text:style-name="P25"><text:tab/></text:p>
        </text:list-item>
        <text:list-item>
          <text:p text:style-name="P25"><text:span text:style-name="T2">percentuali <text:tab/>di manutenzioni effettuate secondo programma</text:span></text:p>
        </text:list-item>
        <text:list-item>
          <text:p text:style-name="P25"><text:tab/></text:p>
        </text:list-item>
        <text:list-item>
          <text:p text:style-name="P25"><text:span text:style-name="T2">errori <text:tab/>nella stima del tempo occorrente per la manutenzione</text:span></text:p>
        </text:list-item>
        <text:list-item>
          <text:p text:style-name="P25"><text:tab/></text:p>
        </text:list-item>
        <text:list-item>
          <text:p text:style-name="P25"><text:span text:style-name="T2">rilavorazioni <text:tab/>e scarti dovuti ad errori di calibrazione</text:span></text:p>
        </text:list-item>
        <text:list-item>
          <text:p text:style-name="P25"><text:tab/></text:p>
        </text:list-item>
        <text:list-item>
          <text:p text:style-name="P25"><text:span text:style-name="T2">n° <text:tab/>di interventi di manutenzione straordinaria</text:span></text:p>
        </text:list-item>
        <text:list-item>
          <text:p text:style-name="P25"><text:soft-page-break/><text:tab/></text:p>
        </text:list-item>
        <text:list-item>
          <text:p text:style-name="P25"><text:span text:style-name="T2">n° <text:tab/>di macchinari / apparecchiature danneggiati</text:span></text:p>
        </text:list-item>
        <text:list-item>
          <text:p text:style-name="P25"><text:tab/></text:p>
        </text:list-item>
        <text:list-item>
          <text:p text:style-name="P25"><text:span text:style-name="T2">n° <text:tab/>assenze annuali causate da incidenti</text:span></text:p>
        </text:list-item>
        <text:list-item>
          <text:p text:style-name="P25"><text:tab/></text:p>
        </text:list-item>
        <text:list-item>
          <text:p text:style-name="P25"><text:span text:style-name="T2">tempo <text:tab/>sprecato per errori progettazione</text:span></text:p>
        </text:list-item>
        <text:list-item>
          <text:p text:style-name="P25"><text:tab/></text:p>
        </text:list-item>
        <text:list-item>
          <text:p text:style-name="P25"><text:span text:style-name="T2">anzianità <text:tab/>degli stock</text:span></text:p>
        </text:list-item>
        <text:list-item>
          <text:p text:style-name="P25"><text:tab/></text:p>
        </text:list-item>
        <text:list-item>
          <text:p text:style-name="P25"><text:span text:style-name="T2">indici <text:tab/>di rotazione = consumi/giacenza</text:span></text:p>
        </text:list-item>
        <text:list-item>
          <text:p text:style-name="P25"><text:tab/></text:p>
        </text:list-item>
        <text:list-item>
          <text:p text:style-name="P25"><text:span text:style-name="T2">n° <text:tab/>di commesse trattate in contemporanee al mese</text:span></text:p>
        </text:list-item>
        <text:list-item>
          <text:p text:style-name="P25"><text:tab/></text:p>
        </text:list-item>
        <text:list-item>
          <text:p text:style-name="P25"><text:span text:style-name="T2">CpK <text:tab/></text:span><text:span text:style-name="T7">(</text:span><text:span text:style-name="T8">Process <text:tab/>Capability index</text:span><text:span text:style-name="T9">)</text:span><text:span text:style-name="T10"> <text:tab/></text:span><text:span text:style-name="T2">per <text:tab/>una caratteristica di processo </text:span><text:span text:style-name="T7">(</text:span><text:span text:style-name="T8">È <text:tab/>un indice di capacità del processo utilizzato quando si vuole <text:tab/>analizzare l'attitudine di un processo a raggiungere certe <text:tab/>performance).</text:span></text:p>
        </text:list-item>
        <text:list-item>
          <text:p text:style-name="P25"><text:tab/></text:p>
        </text:list-item>
        <text:list-item>
          <text:p text:style-name="P25"><text:span text:style-name="T2">CpK <text:tab/>per una caratteristica di prodotto</text:span></text:p>
        </text:list-item>
        <text:list-item>
          <text:p text:style-name="P25"><text:tab/></text:p>
        </text:list-item>
        <text:list-item>
          <text:p text:style-name="P25"><text:span text:style-name="T2">tempo <text:tab/>impiegato per la realizzazione di un prodotto / tempo stimato</text:span></text:p>
        </text:list-item>
        <text:list-item>
          <text:p text:style-name="P25"><text:tab/></text:p>
        </text:list-item>
        <text:list-item>
          <text:p text:style-name="P54"><text:span text:style-name="T2">prezzo <text:tab/>del prodotto totale e per processo</text:span></text:p>
        </text:list-item>
      </text:list>
      <text:p text:style-name="P1"/>
      <text:p text:style-name="P1"><text:soft-page-break/></text:p>
      <text:p text:style-name="P1"><text:span text:style-name="T5">Ambito Manutenzione:</text:span></text:p>
      <text:list xml:id="list1739792538" text:style-name="WWNum33">
        <text:list-item>
          <text:p text:style-name="P7"><text:tab/><text:span text:style-name="T2">tempo <text:tab/>di installazione</text:span></text:p>
        </text:list-item>
        <text:list-item>
          <text:p text:style-name="P26"><text:tab/></text:p>
        </text:list-item>
        <text:list-item>
          <text:p text:style-name="P26"><text:span text:style-name="T2">costi <text:tab/>e ricavi del servizio di assistenza</text:span></text:p>
        </text:list-item>
        <text:list-item>
          <text:p text:style-name="P26"><text:tab/></text:p>
        </text:list-item>
        <text:list-item>
          <text:p text:style-name="P26"><text:span text:style-name="T2">costi <text:tab/>delle trasferte per manutenzione</text:span></text:p>
        </text:list-item>
        <text:list-item>
          <text:p text:style-name="P26"><text:tab/></text:p>
        </text:list-item>
        <text:list-item>
          <text:p text:style-name="P26"><text:span text:style-name="T2">numero <text:tab/>di interventi di manutenzione straordinaria per macchinario / anno</text:span></text:p>
        </text:list-item>
        <text:list-item>
          <text:p text:style-name="P26"><text:tab/></text:p>
        </text:list-item>
        <text:list-item>
          <text:p text:style-name="P26"><text:span text:style-name="T2">numero <text:tab/>di interventi di manutenzione straordinaria / numero di interventi <text:tab/>di manutenzione ordinaria</text:span></text:p>
        </text:list-item>
        <text:list-item>
          <text:p text:style-name="P26"><text:tab/></text:p>
        </text:list-item>
        <text:list-item>
          <text:p text:style-name="P26"><text:span text:style-name="T2">ore <text:tab/>settimanali dedicate alla manutenzione</text:span></text:p>
        </text:list-item>
        <text:list-item>
          <text:p text:style-name="P26"><text:tab/></text:p>
        </text:list-item>
        <text:list-item>
          <text:p text:style-name="P26"><text:span text:style-name="T2">tempo <text:tab/>di risposta rispetto alla richiesta di intervento</text:span></text:p>
        </text:list-item>
        <text:list-item>
          <text:p text:style-name="P26"><text:tab/></text:p>
        </text:list-item>
        <text:list-item>
          <text:p text:style-name="P26"><text:span text:style-name="T2">numero <text:tab/>di chiamate</text:span></text:p>
        </text:list-item>
        <text:list-item>
          <text:p text:style-name="P26"><text:tab/></text:p>
        </text:list-item>
        <text:list-item>
          <text:p text:style-name="P26"><text:span text:style-name="T2">costo <text:tab/>degli interventi di manutenzione per macchinario</text:span></text:p>
        </text:list-item>
        <text:list-item>
          <text:p text:style-name="P26"><text:tab/></text:p>
        </text:list-item>
        <text:list-item>
          <text:p text:style-name="P26"><text:span text:style-name="T2">costi <text:tab/>di manutenzione sul valore di rimpiazzo degli impianti</text:span></text:p>
        </text:list-item>
        <text:list-item>
          <text:p text:style-name="P26"><text:soft-page-break/><text:tab/></text:p>
        </text:list-item>
        <text:list-item>
          <text:p text:style-name="P26"><text:span text:style-name="T2">costi <text:tab/>di manutenzione sul costo totale di produzione</text:span></text:p>
        </text:list-item>
        <text:list-item>
          <text:p text:style-name="P26"><text:tab/></text:p>
        </text:list-item>
        <text:list-item>
          <text:p text:style-name="P26"><text:span text:style-name="T2">costi <text:tab/>di manutenzione sul fatturato</text:span></text:p>
        </text:list-item>
        <text:list-item>
          <text:p text:style-name="P26"><text:tab/></text:p>
        </text:list-item>
        <text:list-item>
          <text:p text:style-name="P26"><text:span text:style-name="T2">tempo <text:tab/>di intervento medio, massimo e minimo</text:span></text:p>
        </text:list-item>
        <text:list-item>
          <text:p text:style-name="P26"><text:tab/></text:p>
        </text:list-item>
        <text:list-item>
          <text:p text:style-name="P26"><text:span text:style-name="T2">MTBF: <text:tab/>tempo medio tra i guasti per le macchine critiche o in generale</text:span></text:p>
        </text:list-item>
        <text:list-item>
          <text:p text:style-name="P26"><text:tab/></text:p>
        </text:list-item>
        <text:list-item>
          <text:p text:style-name="P26"><text:span text:style-name="T2">MTTR: <text:tab/>tempo medio di ripristino</text:span></text:p>
        </text:list-item>
        <text:list-item>
          <text:p text:style-name="P26"><text:tab/></text:p>
        </text:list-item>
        <text:list-item>
          <text:p text:style-name="P26"><text:span text:style-name="T2">MRT: <text:tab/>tempo medio di riparazione</text:span></text:p>
        </text:list-item>
        <text:list-item>
          <text:p text:style-name="P26"><text:tab/></text:p>
        </text:list-item>
        <text:list-item>
          <text:p text:style-name="P26"><text:span text:style-name="T2">rispetto <text:tab/>delle tempistiche di intervento contrattualmente definite</text:span></text:p>
        </text:list-item>
        <text:list-item>
          <text:p text:style-name="P26"><text:tab/></text:p>
        </text:list-item>
        <text:list-item>
          <text:p text:style-name="P26"><text:span text:style-name="T2">tempo <text:tab/>di indisponibilità (ore) per manutenzione su guasto</text:span></text:p>
        </text:list-item>
        <text:list-item>
          <text:p text:style-name="P26"><text:tab/></text:p>
        </text:list-item>
        <text:list-item>
          <text:p text:style-name="P26"><text:span text:style-name="T2">tempo <text:tab/>di indisponibilità (ore) per manutenzione preventiva/predittiva</text:span></text:p>
        </text:list-item>
        <text:list-item>
          <text:p text:style-name="P26"><text:tab/></text:p>
        </text:list-item>
        <text:list-item>
          <text:p text:style-name="P26"><text:span text:style-name="T2">percentuale <text:tab/>di richieste di manutenzione convertite in ordini entro "x" <text:tab/>giorni</text:span></text:p>
        </text:list-item>
        <text:list-item>
          <text:p text:style-name="P26"><text:tab/></text:p>
        </text:list-item>
        <text:list-item>
          <text:p text:style-name="P26"><text:soft-page-break/><text:span text:style-name="T2">percentuale <text:tab/>di ore di m.d.o. per manutenzione preventiva periodica e predittiva</text:span></text:p>
        </text:list-item>
        <text:list-item>
          <text:p text:style-name="P26"><text:tab/></text:p>
        </text:list-item>
        <text:list-item>
          <text:p text:style-name="P26"><text:span text:style-name="T2">percentuale <text:tab/>di ore di m.d.o. per manutenzione migliorativa e modifiche</text:span></text:p>
        </text:list-item>
        <text:list-item>
          <text:p text:style-name="P26"><text:tab/></text:p>
        </text:list-item>
        <text:list-item>
          <text:p text:style-name="P26"><text:span text:style-name="T2">percentuale <text:tab/>di ordini di manutenzione che hanno richiesto un ulteriore <text:tab/>intervento dopo una prima riparazione provvisoria</text:span></text:p>
        </text:list-item>
        <text:list-item>
          <text:p text:style-name="P26"><text:tab/></text:p>
        </text:list-item>
        <text:list-item>
          <text:p text:style-name="P55"><text:span text:style-name="T2">percentuale <text:tab/>di ore di m.d.o. realizzate su programma (sul totale delle ore di <text:tab/>m.d.o.)</text:span></text:p>
        </text:list-item>
      </text:list>
      <text:p text:style-name="P1"/>
      <text:p text:style-name="P1"/>
      <text:p text:style-name="P1"/>
      <text:p text:style-name="P1"/>
      <text:p text:style-name="P1"><text:span text:style-name="T5">Ambito Acquisti:</text:span></text:p>
      <text:list xml:id="list3292066259" text:style-name="WWNum8">
        <text:list-item>
          <text:p text:style-name="P8"><text:span text:style-name="T2">Indicatori <text:tab/>relativi ai tempi di risposta:</text:span></text:p>
        </text:list-item>
      </text:list>
      <text:list xml:id="list113039608" text:style-name="WWNum23">
        <text:list-item>
          <text:p text:style-name="P27"><text:span text:style-name="T2">tempo <text:tab/>medio per ottenere un’offerta</text:span></text:p>
        </text:list-item>
        <text:list-item>
          <text:p text:style-name="P27"><text:tab/></text:p>
        </text:list-item>
        <text:list-item>
          <text:p text:style-name="P27"><text:span text:style-name="T2">tempo <text:tab/>medio per ottenere una conferma d’ordine</text:span></text:p>
        </text:list-item>
        <text:list-item>
          <text:p text:style-name="P27"><text:tab/></text:p>
        </text:list-item>
        <text:list-item>
          <text:p text:style-name="P27"><text:span text:style-name="T2">tempo <text:tab/>medio di risposta a richieste di informazioni</text:span></text:p>
        </text:list-item>
        <text:list-item>
          <text:p text:style-name="P27"><text:tab/></text:p>
        </text:list-item>
        <text:list-item>
          <text:p text:style-name="P27"><text:span text:style-name="T2">tempo <text:tab/>medio di risposta ai reclami</text:span></text:p>
        </text:list-item>
        <text:list-item>
          <text:p text:style-name="P27"><text:tab/></text:p>
        </text:list-item>
        <text:list-item>
          <text:p text:style-name="P27"><text:soft-page-break/><text:span text:style-name="T2">tempo <text:tab/>medio ricezione fatture</text:span></text:p>
        </text:list-item>
        <text:list-item>
          <text:p text:style-name="P27"><text:tab/></text:p>
        </text:list-item>
        <text:list-item>
          <text:p text:style-name="P27"><text:span text:style-name="T2">lead <text:tab/>time fornitori chiave</text:span></text:p>
        </text:list-item>
      </text:list>
      <text:list xml:id="list3153846871" text:style-name="WWNum29">
        <text:list-item>
          <text:p text:style-name="P28"><text:span text:style-name="T2">Rispetto <text:tab/>delle tempistiche:</text:span></text:p>
        </text:list-item>
      </text:list>
      <text:list xml:id="list150774885" text:style-name="WWNum27">
        <text:list-item>
          <text:p text:style-name="P29"><text:span text:style-name="T2">ordini <text:tab/>evasi dal fornitore conformemente alla data concordata / totale <text:tab/>degli ordini emessi</text:span></text:p>
        </text:list-item>
        <text:list-item>
          <text:p text:style-name="P29"><text:tab/></text:p>
        </text:list-item>
        <text:list-item>
          <text:p text:style-name="P29"><text:span text:style-name="T2">n° <text:tab/>di giorni di ritardo sulla consegna dei prodotti / n° giorni <text:tab/>previsti</text:span></text:p>
        </text:list-item>
        <text:list-item>
          <text:p text:style-name="P29"><text:tab/></text:p>
        </text:list-item>
        <text:list-item>
          <text:p text:style-name="P29"><text:span text:style-name="T2">percentuale <text:tab/>ordini sollecitati</text:span></text:p>
        </text:list-item>
      </text:list>
      <text:list xml:id="list808380186" text:style-name="WWNum18">
        <text:list-item>
          <text:p text:style-name="P30"><text:span text:style-name="T2">Misure <text:tab/>relative alla qualità delle forniture:</text:span></text:p>
        </text:list-item>
      </text:list>
      <text:list xml:id="list4198208968" text:style-name="WWNum41">
        <text:list-item>
          <text:p text:style-name="P31"><text:span text:style-name="T2">numero <text:tab/>di forniture non conformi / totale delle forniture (oppure la stessa <text:tab/>cosa in valore)</text:span></text:p>
        </text:list-item>
        <text:list-item>
          <text:p text:style-name="P31"><text:tab/></text:p>
        </text:list-item>
        <text:list-item>
          <text:p text:style-name="P31"><text:span text:style-name="T2">materiale <text:tab/>ricevuto danneggiato / totale delle forniture ricevute</text:span></text:p>
        </text:list-item>
        <text:list-item>
          <text:p text:style-name="P31"><text:tab/></text:p>
        </text:list-item>
        <text:list-item>
          <text:p text:style-name="P31"><text:span text:style-name="T2">numero <text:tab/>di reclami / numero di forniture (si può fare per fornitore o sul <text:tab/>totale)</text:span></text:p>
        </text:list-item>
        <text:list-item>
          <text:p text:style-name="P31"><text:tab/></text:p>
        </text:list-item>
        <text:list-item>
          <text:p text:style-name="P31"><text:span text:style-name="T2">n° <text:tab/>di reclami dei clienti relativi alle forniture esterne / n° totale <text:tab/>di reclami dei clienti</text:span></text:p>
        </text:list-item>
        <text:list-item>
          <text:p text:style-name="P31"><text:tab/></text:p>
        </text:list-item>
        <text:list-item>
          <text:p text:style-name="P31"><text:span text:style-name="T2">n° <text:tab/>prodotti resi / n° prodotti acquistati (si può fare per fornitore <text:tab/>o sul totale)</text:span></text:p>
        </text:list-item>
        <text:list-item>
          <text:p text:style-name="P31"><text:tab/></text:p>
        </text:list-item>
        <text:list-item>
          <text:p text:style-name="P31"><text:span text:style-name="T2">n° <text:tab/>spedizioni in cui il volume delle consegne è stato rispettato (le <text:tab/>quantità spedite corrispondono alle quantità ordinate) / n° <text:tab/>spedizioni totali</text:span></text:p>
        </text:list-item>
        <text:list-item>
          <text:p text:style-name="P31"><text:soft-page-break/><text:tab/></text:p>
        </text:list-item>
        <text:list-item>
          <text:p text:style-name="P31"><text:span text:style-name="T2">costo <text:tab/>controllo in accettazione / costo totale acquisti</text:span></text:p>
        </text:list-item>
        <text:list-item>
          <text:p text:style-name="P31"><text:tab/></text:p>
        </text:list-item>
        <text:list-item>
          <text:p text:style-name="P31"><text:span text:style-name="T2">n° <text:tab/>sostituzioni in garanzia / n° forniture totali</text:span></text:p>
        </text:list-item>
        <text:list-item>
          <text:p text:style-name="P31"><text:tab/></text:p>
        </text:list-item>
        <text:list-item>
          <text:p text:style-name="P31"><text:span text:style-name="T2">numero <text:tab/>di fornitori certificati / totale parco fornitori</text:span></text:p>
        </text:list-item>
        <text:list-item>
          <text:p text:style-name="P31"><text:tab/></text:p>
        </text:list-item>
        <text:list-item>
          <text:p text:style-name="P31"><text:span text:style-name="T2">numero <text:tab/>reclami per fornitore</text:span></text:p>
        </text:list-item>
      </text:list>
      <text:list xml:id="list1838397668" text:style-name="WWNum28">
        <text:list-item>
          <text:p text:style-name="P32"><text:span text:style-name="T2">Altri <text:tab/>indici:</text:span></text:p>
        </text:list-item>
      </text:list>
      <text:list xml:id="list2453608247" text:style-name="WWNum35">
        <text:list-item>
          <text:p text:style-name="P33"><text:span text:style-name="T2">numero <text:tab/>richieste di modifica dell’ordine che sono state soddisfatte / <text:tab/>numero totale delle richieste di modifica inviate</text:span></text:p>
        </text:list-item>
        <text:list-item>
          <text:p text:style-name="P33"><text:tab/></text:p>
        </text:list-item>
        <text:list-item>
          <text:p text:style-name="P33"><text:span text:style-name="T2">rapporto <text:tab/>di richieste di acquisto errate o incomplete / totale delle <text:tab/>richieste di acquisto</text:span></text:p>
        </text:list-item>
        <text:list-item>
          <text:p text:style-name="P33"><text:tab/></text:p>
        </text:list-item>
        <text:list-item>
          <text:p text:style-name="P33"><text:span text:style-name="T2">risparmi <text:tab/>negli acquisti rispetto a quanto preventivato per la singola <text:tab/>commessa</text:span></text:p>
        </text:list-item>
        <text:list-item>
          <text:p text:style-name="P33"><text:tab/></text:p>
        </text:list-item>
        <text:list-item>
          <text:p text:style-name="P33"><text:span text:style-name="T2">media <text:tab/>dei giorni richiesti per l’emissione di una richiesta di acquisto</text:span></text:p>
        </text:list-item>
        <text:list-item>
          <text:p text:style-name="P33"><text:tab/></text:p>
        </text:list-item>
        <text:list-item>
          <text:p text:style-name="P33"><text:span text:style-name="T2">costo <text:tab/>totale del materiale acquistato / totale del fatturato</text:span></text:p>
        </text:list-item>
        <text:list-item>
          <text:p text:style-name="P33"><text:tab/></text:p>
        </text:list-item>
        <text:list-item>
          <text:p text:style-name="P33"><text:span text:style-name="T2">ordinato <text:tab/>per fornitore ed analisi di Pareto relativa</text:span></text:p>
        </text:list-item>
        <text:list-item>
          <text:p text:style-name="P33"><text:tab/></text:p>
        </text:list-item>
        <text:list-item>
          <text:p text:style-name="P33"><text:soft-page-break/><text:span text:style-name="T2">costi <text:tab/>di acquisto / totale vendite</text:span></text:p>
        </text:list-item>
        <text:list-item>
          <text:p text:style-name="P33"><text:tab/></text:p>
        </text:list-item>
        <text:list-item>
          <text:p text:style-name="P33"><text:span text:style-name="T2">n° <text:tab/>conferme d’ordine ricevute / totale ordini effettuati</text:span></text:p>
        </text:list-item>
        <text:list-item>
          <text:p text:style-name="P33"><text:tab/></text:p>
        </text:list-item>
        <text:list-item>
          <text:p text:style-name="P33"><text:span text:style-name="T2">data <text:tab/>consegna merce coincidente con data richiesta / totale forniture</text:span></text:p>
        </text:list-item>
        <text:list-item>
          <text:p text:style-name="P33"><text:tab/></text:p>
        </text:list-item>
        <text:list-item>
          <text:p text:style-name="P33"><text:span text:style-name="T2">n° <text:tab/>di volte in cui c’è stata difficoltà nel ricevere assistenza <text:tab/>tecnica / totale segnalazioni</text:span></text:p>
        </text:list-item>
        <text:list-item>
          <text:p text:style-name="P33"><text:tab/></text:p>
        </text:list-item>
        <text:list-item>
          <text:p text:style-name="P33"><text:span text:style-name="T2">quantità <text:tab/>di prodotti spediti o utilizzati sul livello medio di scorta di quei <text:tab/>prodotti</text:span></text:p>
        </text:list-item>
        <text:list-item>
          <text:p text:style-name="P33"><text:tab/></text:p>
        </text:list-item>
        <text:list-item>
          <text:p text:style-name="P33"><text:span text:style-name="T2">numero <text:tab/>di differenze di prezzo tra ordinato e ricevuto in un anno</text:span></text:p>
        </text:list-item>
        <text:list-item>
          <text:p text:style-name="P33"><text:tab/></text:p>
        </text:list-item>
        <text:list-item>
          <text:p text:style-name="P33"><text:span text:style-name="T2">quota <text:tab/>realizzata in casa e quota realizzata all'esterno in outsourcing</text:span></text:p>
        </text:list-item>
        <text:list-item>
          <text:p text:style-name="P33"><text:tab/></text:p>
        </text:list-item>
        <text:list-item>
          <text:p text:style-name="P33"><text:span text:style-name="T2">andamento <text:tab/>dei prezzi interni (rapporto tra prezzo richiesto <text:tab/>dall'organizzazione e disponibilità del prodotto)</text:span></text:p>
        </text:list-item>
        <text:list-item>
          <text:p text:style-name="P33"><text:tab/></text:p>
        </text:list-item>
        <text:list-item>
          <text:p text:style-name="P33"><text:span text:style-name="T2">garanzie <text:tab/>di rimpiazzo</text:span></text:p>
        </text:list-item>
        <text:list-item>
          <text:p text:style-name="P33"><text:tab/></text:p>
        </text:list-item>
        <text:list-item>
          <text:p text:style-name="P33"><text:span text:style-name="T2">lotto <text:tab/>minimo accettato dal fornitore</text:span></text:p>
        </text:list-item>
        <text:list-item>
          <text:p text:style-name="P33"><text:tab/></text:p>
        </text:list-item>
        <text:list-item>
          <text:p text:style-name="P33"><text:span text:style-name="T2">collaborazione <text:tab/>tecnica</text:span></text:p>
        </text:list-item>
        <text:list-item>
          <text:p text:style-name="P33"><text:soft-page-break/><text:tab/></text:p>
        </text:list-item>
        <text:list-item>
          <text:p text:style-name="P33"><text:span text:style-name="T2">facilità <text:tab/>comunicazione</text:span></text:p>
        </text:list-item>
        <text:list-item>
          <text:p text:style-name="P33"><text:tab/></text:p>
        </text:list-item>
        <text:list-item>
          <text:p text:style-name="P56"><text:span text:style-name="T2">possibilità <text:tab/>prove congiunte</text:span></text:p>
        </text:list-item>
      </text:list>
      <text:p text:style-name="P1"/>
      <text:p text:style-name="P1"/>
      <text:p text:style-name="P1"><text:span text:style-name="T5">Ambito Logistica:</text:span></text:p>
      <text:list xml:id="list1459023235" text:style-name="WWNum1">
        <text:list-item>
          <text:p text:style-name="P9"><text:span text:style-name="T2">Spedizioni <text:tab/>verso il cliente:</text:span></text:p>
        </text:list-item>
      </text:list>
      <text:list xml:id="list918487801" text:style-name="WWNum24">
        <text:list-item>
          <text:p text:style-name="P34"><text:span text:style-name="T2">quantità <text:tab/>di prodotti arrivati presso il cliente con l’imballaggio conforme <text:tab/>alle condizioni concordate / totale dei prodotti spediti</text:span></text:p>
        </text:list-item>
        <text:list-item>
          <text:p text:style-name="P34"><text:tab/></text:p>
        </text:list-item>
        <text:list-item>
          <text:p text:style-name="P34"><text:span text:style-name="T2">quantità <text:tab/>di prodotti consegnati nella data richiesta dal cliente / totale dei <text:tab/>prodotti consegnati</text:span></text:p>
        </text:list-item>
        <text:list-item>
          <text:p text:style-name="P34"><text:tab/></text:p>
        </text:list-item>
        <text:list-item>
          <text:p text:style-name="P34"><text:span text:style-name="T2">valore <text:tab/>della merce danneggiata / valore totale della merce</text:span></text:p>
        </text:list-item>
        <text:list-item>
          <text:p text:style-name="P34"><text:tab/></text:p>
        </text:list-item>
        <text:list-item>
          <text:p text:style-name="P34"><text:span text:style-name="T2">tempo <text:tab/>impiegato tra il momento in cui la merce lascia il magazzino e il <text:tab/>momento in cui raggiunge la sua destinazione / tempo programmato per <text:tab/>il trasporto</text:span></text:p>
        </text:list-item>
        <text:list-item>
          <text:p text:style-name="P34"><text:tab/></text:p>
        </text:list-item>
        <text:list-item>
          <text:p text:style-name="P34"><text:span text:style-name="T2">consegne <text:tab/>effettuate / totale consegne programmate</text:span></text:p>
        </text:list-item>
        <text:list-item>
          <text:p text:style-name="P34"><text:tab/></text:p>
        </text:list-item>
        <text:list-item>
          <text:p text:style-name="P34"><text:span text:style-name="T2">giorni <text:tab/>medi di ritardo nella consegna dei prodotti</text:span></text:p>
        </text:list-item>
      </text:list>
      <text:list xml:id="list2260057338" text:style-name="WWNum10">
        <text:list-item>
          <text:p text:style-name="P35"><text:span text:style-name="T2">Spedizioni <text:tab/>in arrivo dai fornitori:</text:span></text:p>
        </text:list-item>
      </text:list>
      <text:list xml:id="list2948063138" text:style-name="WWNum6">
        <text:list-item>
          <text:p text:style-name="P36"><text:span text:style-name="T2">prodotti <text:tab/>consegnati con la relativa documentazione /totale del prodotti <text:tab/>consegnati</text:span></text:p>
        </text:list-item>
        <text:list-item>
          <text:p text:style-name="P36"><text:soft-page-break/><text:tab/></text:p>
        </text:list-item>
        <text:list-item>
          <text:p text:style-name="P36"><text:span text:style-name="T2">tempo <text:tab/>trascorso tra il ricevimento di un ordine di spedizione in magazzino <text:tab/>e la spedizione della merce</text:span></text:p>
        </text:list-item>
        <text:list-item>
          <text:p text:style-name="P36"><text:tab/></text:p>
        </text:list-item>
        <text:list-item>
          <text:p text:style-name="P36"><text:span text:style-name="T2">n° <text:tab/>di ordini o righe d’ordine prelevati con quantità e codici <text:tab/>corretti / numero totale degli ordini-righe d’ordine prelevati</text:span></text:p>
        </text:list-item>
        <text:list-item>
          <text:p text:style-name="P36"><text:tab/></text:p>
        </text:list-item>
        <text:list-item>
          <text:p text:style-name="P36"><text:span text:style-name="T2">quantità <text:tab/>di merce resa / quantità di merce spedita</text:span></text:p>
        </text:list-item>
        <text:list-item>
          <text:p text:style-name="P36"><text:tab/></text:p>
        </text:list-item>
        <text:list-item>
          <text:p text:style-name="P36"><text:span text:style-name="T2">quantità <text:tab/>di prodotti effettivamente consegnata / quantità totale di prodotti <text:tab/>per cui è richiesta la consegna</text:span></text:p>
        </text:list-item>
        <text:list-item>
          <text:p text:style-name="P36"><text:tab/></text:p>
        </text:list-item>
        <text:list-item>
          <text:p text:style-name="P36"><text:span text:style-name="T2">ore <text:tab/>/ uomo impiegate per controlli in ingresso</text:span></text:p>
        </text:list-item>
      </text:list>
      <text:list xml:id="list2471021030" text:style-name="WWNum3">
        <text:list-item>
          <text:p text:style-name="P37"><text:span text:style-name="T2">Altri <text:tab/>indici:</text:span></text:p>
        </text:list-item>
      </text:list>
      <text:list xml:id="list1449602890" text:style-name="WWNum9">
        <text:list-item>
          <text:p text:style-name="P38"><text:span text:style-name="T2">tempo <text:tab/>trascorso tra il ricevimento del materiale in magazzino e la <text:tab/>disponibilità al prelievo</text:span></text:p>
        </text:list-item>
        <text:list-item>
          <text:p text:style-name="P38"><text:tab/></text:p>
        </text:list-item>
        <text:list-item>
          <text:p text:style-name="P38"><text:span text:style-name="T2">spazio <text:tab/>effettivamente usato per lo stoccaggio / spazio totale disponibile</text:span></text:p>
        </text:list-item>
        <text:list-item>
          <text:p text:style-name="P38"><text:tab/></text:p>
        </text:list-item>
        <text:list-item>
          <text:p text:style-name="P38"><text:span text:style-name="T2">output <text:tab/>del magazzino (in metri cubi, chilogrammi, numero di pallet, numero <text:tab/>di scatole, numero di ordini evasi, ecc) / personale impiegato</text:span></text:p>
        </text:list-item>
        <text:list-item>
          <text:p text:style-name="P38"><text:tab/></text:p>
        </text:list-item>
        <text:list-item>
          <text:p text:style-name="P38"><text:span text:style-name="T2">valore <text:tab/>vendite / valore magazzino</text:span></text:p>
        </text:list-item>
        <text:list-item>
          <text:p text:style-name="P38"><text:tab/></text:p>
        </text:list-item>
        <text:list-item>
          <text:p text:style-name="P38"><text:span text:style-name="T2">indice <text:tab/>di rotazione del magazzino</text:span></text:p>
        </text:list-item>
        <text:list-item>
          <text:p text:style-name="P38"><text:tab/></text:p>
        </text:list-item>
        <text:list-item>
          <text:p text:style-name="P38"><text:soft-page-break/><text:span text:style-name="T2">differenze <text:tab/>di inventario: quantificarle in un 'anno</text:span></text:p>
        </text:list-item>
        <text:list-item>
          <text:p text:style-name="P38"><text:tab/></text:p>
        </text:list-item>
        <text:list-item>
          <text:p text:style-name="P57"><text:span text:style-name="T2">disponibilità <text:tab/>di prodotti critici: quante volte in un anno non sono stati <text:tab/>disponibili</text:span></text:p>
        </text:list-item>
      </text:list>
      <text:p text:style-name="P1"/>
      <text:p text:style-name="P1"/>
      <text:p text:style-name="P1"><text:span text:style-name="T5">Ambito Gestione del Personale:</text:span></text:p>
      <text:list xml:id="list2699614632" text:style-name="WWNum21">
        <text:list-item>
          <text:p text:style-name="P10"><text:span text:style-name="T2">Efficienza:</text:span></text:p>
        </text:list-item>
      </text:list>
      <text:list xml:id="list3838982027" text:style-name="WWNum2">
        <text:list-item>
          <text:p text:style-name="P39"><text:span text:style-name="T2">indice <text:tab/>di assenteismo</text:span></text:p>
        </text:list-item>
        <text:list-item>
          <text:p text:style-name="P39"><text:tab/></text:p>
        </text:list-item>
        <text:list-item>
          <text:p text:style-name="P39"><text:span text:style-name="T2">ore <text:tab/>straordinario / ore totali</text:span></text:p>
        </text:list-item>
        <text:list-item>
          <text:p text:style-name="P39"><text:tab/></text:p>
        </text:list-item>
        <text:list-item>
          <text:p text:style-name="P39"><text:span text:style-name="T2">% <text:tab/>assenteismo</text:span></text:p>
        </text:list-item>
        <text:list-item>
          <text:p text:style-name="P39"><text:tab/></text:p>
        </text:list-item>
        <text:list-item>
          <text:p text:style-name="P39"><text:span text:style-name="T2">% <text:tab/>ritardi</text:span></text:p>
        </text:list-item>
      </text:list>
      <text:list xml:id="list1660267358" text:style-name="WWNum4">
        <text:list-item>
          <text:p text:style-name="P40"><text:span text:style-name="T2">Formazione:</text:span></text:p>
        </text:list-item>
      </text:list>
      <text:list xml:id="list2163885797" text:style-name="WWNum34">
        <text:list-item>
          <text:p text:style-name="P41"><text:span text:style-name="T2">interventi <text:tab/>formativi efficaci / totale degli interventi formativi</text:span></text:p>
        </text:list-item>
        <text:list-item>
          <text:p text:style-name="P41"><text:tab/></text:p>
        </text:list-item>
        <text:list-item>
          <text:p text:style-name="P41"><text:span text:style-name="T2">% <text:tab/>personale formato su totale personale</text:span></text:p>
        </text:list-item>
        <text:list-item>
          <text:p text:style-name="P41"><text:tab/></text:p>
        </text:list-item>
        <text:list-item>
          <text:p text:style-name="P41"><text:span text:style-name="T2">ore <text:tab/>di formazione erogate in un anno</text:span></text:p>
        </text:list-item>
        <text:list-item>
          <text:p text:style-name="P41"><text:tab/></text:p>
        </text:list-item>
        <text:list-item>
          <text:p text:style-name="P41"><text:soft-page-break/><text:span text:style-name="T2">ore <text:tab/>di formazione all’anno / per addetto</text:span></text:p>
        </text:list-item>
        <text:list-item>
          <text:p text:style-name="P41"><text:tab/></text:p>
        </text:list-item>
        <text:list-item>
          <text:p text:style-name="P41"><text:span text:style-name="T2">percentuale <text:tab/>di formatori approvati dai discenti sul totale dei formatori <text:tab/>utilizzati</text:span></text:p>
        </text:list-item>
        <text:list-item>
          <text:p text:style-name="P41"><text:tab/></text:p>
        </text:list-item>
        <text:list-item>
          <text:p text:style-name="P41"><text:span text:style-name="T2">n° <text:tab/>delle persone che sostiene di avere bisogno di un corso / numero <text:tab/>persone che accetta di sostenere il corso</text:span></text:p>
        </text:list-item>
        <text:list-item>
          <text:p text:style-name="P41"><text:tab/></text:p>
        </text:list-item>
        <text:list-item>
          <text:p text:style-name="P41"><text:span text:style-name="T2">n° <text:tab/>persone che sostiene di avere bisogno di un corso / numero delle <text:tab/>persone che partecipa al corso</text:span></text:p>
        </text:list-item>
        <text:list-item>
          <text:p text:style-name="P41"><text:tab/></text:p>
        </text:list-item>
        <text:list-item>
          <text:p text:style-name="P41"><text:span text:style-name="T2">n° <text:tab/>persone soddisfatte del corso erogato / totale persone che hanno <text:tab/>partecipato al corso</text:span></text:p>
        </text:list-item>
        <text:list-item>
          <text:p text:style-name="P41"><text:tab/></text:p>
        </text:list-item>
        <text:list-item>
          <text:p text:style-name="P41"><text:span text:style-name="T2">n° <text:tab/>di persone che possono provare di aver fatto progressi dopo aver <text:tab/>frequentato il corso / totale persone che hanno frequentato il corso</text:span></text:p>
        </text:list-item>
        <text:list-item>
          <text:p text:style-name="P41"><text:tab/></text:p>
        </text:list-item>
        <text:list-item>
          <text:p text:style-name="P41"><text:span text:style-name="T2">corsi <text:tab/>di formazioni erogati a distanza sul totale dei corsi</text:span></text:p>
        </text:list-item>
        <text:list-item>
          <text:p text:style-name="P41"><text:tab/></text:p>
        </text:list-item>
        <text:list-item>
          <text:p text:style-name="P41"><text:span text:style-name="T2">% <text:tab/>di collaboratori con un piano di sviluppo personale</text:span></text:p>
        </text:list-item>
        <text:list-item>
          <text:p text:style-name="P41"><text:tab/></text:p>
        </text:list-item>
        <text:list-item>
          <text:p text:style-name="P41"><text:span text:style-name="T2">turnover <text:tab/>delle competenze per la gestione e lo sviluppo delle risorse chiave</text:span></text:p>
        </text:list-item>
        <text:list-item>
          <text:p text:style-name="P41"><text:tab/></text:p>
        </text:list-item>
        <text:list-item>
          <text:p text:style-name="P41"><text:span text:style-name="T2">n° <text:tab/>proposte di miglioramento presentate dai dipendenti all’anno</text:span></text:p>
        </text:list-item>
        <text:list-item>
          <text:p text:style-name="P41"><text:tab/></text:p>
        </text:list-item>
        <text:list-item>
          <text:p text:style-name="P41"><text:span text:style-name="T2">n° <text:tab/>proposte realizzate sul totale delle proposte</text:span></text:p>
        </text:list-item>
        <text:list-item>
          <text:p text:style-name="P41"><text:soft-page-break/><text:tab/></text:p>
        </text:list-item>
        <text:list-item>
          <text:p text:style-name="P41"><text:span text:style-name="T2">differenziale <text:tab/>di apprendimento</text:span></text:p>
        </text:list-item>
      </text:list>
      <text:list xml:id="list3021044962" text:style-name="WWNum16">
        <text:list-item>
          <text:p text:style-name="P42"><text:span text:style-name="T2">Altri <text:tab/>indici:</text:span></text:p>
        </text:list-item>
      </text:list>
      <text:list xml:id="list1937192312" text:style-name="WWNum32">
        <text:list-item>
          <text:p text:style-name="P43"><text:span text:style-name="T2">% <text:tab/>di ore lavoro indiretto / ore lavoro totale</text:span></text:p>
        </text:list-item>
        <text:list-item>
          <text:p text:style-name="P43"><text:tab/></text:p>
        </text:list-item>
        <text:list-item>
          <text:p text:style-name="P43"><text:span text:style-name="T2">turn <text:tab/>over (numero di personale dimissionario / numero persone assunte)</text:span></text:p>
        </text:list-item>
        <text:list-item>
          <text:p text:style-name="P43"><text:tab/></text:p>
        </text:list-item>
        <text:list-item>
          <text:p text:style-name="P43"><text:span text:style-name="T2">motivazione <text:tab/>e soddisfazione dei dipendenti</text:span></text:p>
        </text:list-item>
        <text:list-item>
          <text:p text:style-name="P43"><text:tab/></text:p>
        </text:list-item>
        <text:list-item>
          <text:p text:style-name="P43"><text:span text:style-name="T2">numero <text:tab/>totale dei prodotti venduti in un anno diviso per numero di <text:tab/>collaboratori</text:span></text:p>
        </text:list-item>
        <text:list-item>
          <text:p text:style-name="P43"><text:tab/></text:p>
        </text:list-item>
        <text:list-item>
          <text:p text:style-name="P43"><text:span text:style-name="T2">n° <text:tab/>di non conformità assegnate e di reclami cliente assegnati ad ogni <text:tab/>dipendente</text:span></text:p>
        </text:list-item>
        <text:list-item>
          <text:p text:style-name="P43"><text:tab/></text:p>
        </text:list-item>
        <text:list-item>
          <text:p text:style-name="P43"><text:span text:style-name="T2">obiettivi <text:tab/>raggiunti dalle singole persone</text:span></text:p>
        </text:list-item>
        <text:list-item>
          <text:p text:style-name="P43"><text:tab/></text:p>
        </text:list-item>
        <text:list-item>
          <text:p text:style-name="P43"><text:span text:style-name="T2">n° <text:tab/>suggerimenti che arrivano dal personale</text:span></text:p>
        </text:list-item>
        <text:list-item>
          <text:p text:style-name="P43"><text:tab/></text:p>
        </text:list-item>
        <text:list-item>
          <text:p text:style-name="P43"><text:span text:style-name="T2">andamento <text:tab/>dei questionari di soddisfazione del personale</text:span></text:p>
        </text:list-item>
        <text:list-item>
          <text:p text:style-name="P43"><text:tab/></text:p>
        </text:list-item>
        <text:list-item>
          <text:p text:style-name="P43"><text:span text:style-name="T2">% <text:tab/>aggiornamento comunicazioni ai collaboratori (frequenza corsi, nuove <text:tab/>procedure, nuove iniziative, ecc)</text:span></text:p>
        </text:list-item>
        <text:list-item>
          <text:p text:style-name="P43"><text:tab/></text:p>
        </text:list-item>
        <text:list-item>
          <text:p text:style-name="P43"><text:soft-page-break/><text:span text:style-name="T2">errori <text:tab/>nelle buste paga / totale buste paga erogate</text:span></text:p>
        </text:list-item>
        <text:list-item>
          <text:p text:style-name="P43"><text:tab/></text:p>
        </text:list-item>
        <text:list-item>
          <text:p text:style-name="P43"><text:span text:style-name="T2">n° <text:tab/>di giorni entro il quale si riesce a dare una risposta ad una <text:tab/>richiesta presentata da un componente dell’organico</text:span></text:p>
        </text:list-item>
        <text:list-item>
          <text:p text:style-name="P43"><text:tab/></text:p>
        </text:list-item>
        <text:list-item>
          <text:p text:style-name="P58"><text:span text:style-name="T2">n° <text:tab/>di problemi con il personale gestiti annualmente dai singoli <text:tab/>responsabili</text:span></text:p>
        </text:list-item>
      </text:list>
      <text:p text:style-name="P1"/>
      <text:p text:style-name="P1"/>
      <text:p text:style-name="P1"><text:span text:style-name="T5">Ambito Amministrazione:</text:span></text:p>
      <text:list xml:id="list583475205" text:style-name="WWNum30">
        <text:list-item>
          <text:p text:style-name="P11"><text:tab/><text:span text:style-name="T2">numero <text:tab/>di pagamenti errati effettuati / totale pagamenti</text:span></text:p>
        </text:list-item>
        <text:list-item>
          <text:p text:style-name="P44"><text:tab/></text:p>
        </text:list-item>
        <text:list-item>
          <text:p text:style-name="P44"><text:span text:style-name="T2">numero <text:tab/>di pagamenti errati ricevuti / totale pagamenti</text:span></text:p>
        </text:list-item>
        <text:list-item>
          <text:p text:style-name="P44"><text:tab/></text:p>
        </text:list-item>
        <text:list-item>
          <text:p text:style-name="P44"><text:span text:style-name="T2">numero <text:tab/>di giorni di ritardo medio nei pagamenti effettuati</text:span></text:p>
        </text:list-item>
        <text:list-item>
          <text:p text:style-name="P44"><text:tab/></text:p>
        </text:list-item>
        <text:list-item>
          <text:p text:style-name="P44"><text:span text:style-name="T2">numero <text:tab/>di giorni di ritardo medio nei pagamenti ricevuti</text:span></text:p>
        </text:list-item>
        <text:list-item>
          <text:p text:style-name="P44"><text:tab/></text:p>
        </text:list-item>
        <text:list-item>
          <text:p text:style-name="P44"><text:span text:style-name="T2">andamento <text:tab/>del fatturato</text:span></text:p>
        </text:list-item>
        <text:list-item>
          <text:p text:style-name="P44"><text:tab/></text:p>
        </text:list-item>
        <text:list-item>
          <text:p text:style-name="P44"><text:span text:style-name="T2">andamento <text:tab/>ROI</text:span></text:p>
        </text:list-item>
        <text:list-item>
          <text:p text:style-name="P44"><text:tab/></text:p>
        </text:list-item>
        <text:list-item>
          <text:p text:style-name="P44"><text:span text:style-name="T2">andamento <text:tab/>ROS</text:span></text:p>
        </text:list-item>
        <text:list-item>
          <text:p text:style-name="P44"><text:soft-page-break/><text:tab/></text:p>
        </text:list-item>
        <text:list-item>
          <text:p text:style-name="P44"><text:span text:style-name="T2">andamento <text:tab/>ROE</text:span></text:p>
        </text:list-item>
        <text:list-item>
          <text:p text:style-name="P44"><text:tab/></text:p>
        </text:list-item>
        <text:list-item>
          <text:p text:style-name="P44"><text:span text:style-name="T2">valorizzazione <text:tab/>degli scarti</text:span></text:p>
        </text:list-item>
        <text:list-item>
          <text:p text:style-name="P44"><text:tab/></text:p>
        </text:list-item>
        <text:list-item>
          <text:p text:style-name="P44"><text:span text:style-name="T2">valorizzazione <text:tab/>della produttività</text:span></text:p>
        </text:list-item>
        <text:list-item>
          <text:p text:style-name="P44"><text:tab/></text:p>
        </text:list-item>
        <text:list-item>
          <text:p text:style-name="P44"><text:span text:style-name="T2">determinazione <text:tab/>del costo orario aziendale a fronte di acquisti, spese generali e <text:tab/>spese di produzione</text:span></text:p>
        </text:list-item>
        <text:list-item>
          <text:p text:style-name="P44"><text:tab/></text:p>
        </text:list-item>
        <text:list-item>
          <text:p text:style-name="P44"><text:span text:style-name="T2">costo <text:tab/>del lavoro</text:span></text:p>
        </text:list-item>
        <text:list-item>
          <text:p text:style-name="P44"><text:tab/></text:p>
        </text:list-item>
        <text:list-item>
          <text:p text:style-name="P44"><text:span text:style-name="T2">situazione <text:tab/>bancaria</text:span></text:p>
        </text:list-item>
        <text:list-item>
          <text:p text:style-name="P44"><text:tab/></text:p>
        </text:list-item>
        <text:list-item>
          <text:p text:style-name="P44"><text:span text:style-name="T2">entrate <text:tab/>per collaboratore. Si dividono le entrate mensili per il numero di <text:tab/>collaboratori per vedere quanto ogni uomo fa guadagnare alla propria <text:tab/>organizzazione</text:span></text:p>
        </text:list-item>
        <text:list-item>
          <text:p text:style-name="P44"><text:tab/></text:p>
        </text:list-item>
        <text:list-item>
          <text:p text:style-name="P44"><text:span text:style-name="T2">aderenza <text:tab/>al budget</text:span></text:p>
        </text:list-item>
        <text:list-item>
          <text:p text:style-name="P44"><text:tab/></text:p>
        </text:list-item>
        <text:list-item>
          <text:p text:style-name="P44"><text:span text:style-name="T2">pagamenti <text:tab/>effettuati secondo le disposizioni contrattuali</text:span></text:p>
        </text:list-item>
        <text:list-item>
          <text:p text:style-name="P44"><text:tab/></text:p>
        </text:list-item>
        <text:list-item>
          <text:p text:style-name="P44"><text:span text:style-name="T2">deviazioni <text:tab/>dalle previsioni del cash flow</text:span></text:p>
        </text:list-item>
        <text:list-item>
          <text:p text:style-name="P44"><text:tab/></text:p>
        </text:list-item>
        <text:list-item>
          <text:p text:style-name="P44"><text:soft-page-break/><text:span text:style-name="T2">errori <text:tab/>riportati da auditor esterni</text:span></text:p>
        </text:list-item>
        <text:list-item>
          <text:p text:style-name="P44"><text:tab/></text:p>
        </text:list-item>
        <text:list-item>
          <text:p text:style-name="P44"><text:span text:style-name="T2">tempo <text:tab/>necessario per processare una fattura</text:span></text:p>
        </text:list-item>
        <text:list-item>
          <text:p text:style-name="P44"><text:tab/></text:p>
        </text:list-item>
        <text:list-item>
          <text:p text:style-name="P44"><text:span text:style-name="T2">spedizioni <text:tab/>di materiale che necessitano fatturazioni in più tempi</text:span></text:p>
        </text:list-item>
        <text:list-item>
          <text:p text:style-name="P44"><text:tab/></text:p>
        </text:list-item>
        <text:list-item>
          <text:p text:style-name="P44"><text:span text:style-name="T2">errori <text:tab/>nella stima dei costi</text:span></text:p>
        </text:list-item>
        <text:list-item>
          <text:p text:style-name="P44"><text:tab/></text:p>
        </text:list-item>
        <text:list-item>
          <text:p text:style-name="P59"><text:span text:style-name="T2">costo <text:tab/>resi / fatturato</text:span></text:p>
        </text:list-item>
      </text:list>
      <text:p text:style-name="P1"/>
      <text:p text:style-name="P1"/>
      <text:p text:style-name="P1"><text:span text:style-name="T5">Ambito Marketing:</text:span></text:p>
      <text:list xml:id="list589011912" text:style-name="WWNum40">
        <text:list-item>
          <text:p text:style-name="P64"><text:tab/><text:span text:style-name="T2">n° <text:tab/>presentazioni a clienti potenziali effettuate in un anno</text:span></text:p>
        </text:list-item>
      </text:list>
      <text:p text:style-name="P1"/>
      <text:p text:style-name="P1"/>
      <text:p text:style-name="P1"><text:span text:style-name="T5">Ambito Qualità:</text:span></text:p>
      <text:list xml:id="list3602344312" text:style-name="WWNum5">
        <text:list-item>
          <text:p text:style-name="P12"><text:span text:style-name="T2">Generali:</text:span></text:p>
        </text:list-item>
      </text:list>
      <text:list xml:id="list2985007501" text:style-name="WWNum39">
        <text:list-item>
          <text:p text:style-name="P45"><text:span text:style-name="T2">n° <text:tab/>beni consegnati secondo le specifiche concordate / totale dei beni <text:tab/>consegnati</text:span></text:p>
        </text:list-item>
        <text:list-item>
          <text:p text:style-name="P45"><text:tab/></text:p>
        </text:list-item>
        <text:list-item>
          <text:p text:style-name="P45"><text:span text:style-name="T2">n° <text:tab/>reclami del cliente / dei prodotti-servizi venduti</text:span></text:p>
        </text:list-item>
        <text:list-item>
          <text:p text:style-name="P45"><text:tab/></text:p>
        </text:list-item>
        <text:list-item>
          <text:p text:style-name="P45"><text:soft-page-break/><text:span text:style-name="T2">n° <text:tab/>azioni correttive nell’anno</text:span></text:p>
        </text:list-item>
        <text:list-item>
          <text:p text:style-name="P45"><text:tab/></text:p>
        </text:list-item>
        <text:list-item>
          <text:p text:style-name="P45"><text:span text:style-name="T2">n° <text:tab/>verifiche ispettive interne programmate / n° verifiche ispettive <text:tab/>interne effettuate</text:span></text:p>
        </text:list-item>
        <text:list-item>
          <text:p text:style-name="P45"><text:tab/></text:p>
        </text:list-item>
        <text:list-item>
          <text:p text:style-name="P45"><text:span text:style-name="T2">cicli <text:tab/>temporali delle azioni correttive</text:span></text:p>
        </text:list-item>
        <text:list-item>
          <text:p text:style-name="P45"><text:tab/></text:p>
        </text:list-item>
        <text:list-item>
          <text:p text:style-name="P45"><text:span text:style-name="T2">numero <text:tab/>delle azioni derivanti da audit</text:span></text:p>
        </text:list-item>
        <text:list-item>
          <text:p text:style-name="P45"><text:tab/></text:p>
        </text:list-item>
        <text:list-item>
          <text:p text:style-name="P45"><text:span text:style-name="T2">documenti <text:tab/>audit inviati come da tempistiche programmate</text:span></text:p>
        </text:list-item>
        <text:list-item>
          <text:p text:style-name="P45"><text:tab/></text:p>
        </text:list-item>
        <text:list-item>
          <text:p text:style-name="P45"><text:span text:style-name="T2">azioni <text:tab/>aperte dopo le verifiche ispettive, portate avanti nel rispetto di <text:tab/>quanto pianificato</text:span></text:p>
        </text:list-item>
        <text:list-item>
          <text:p text:style-name="P45"><text:tab/></text:p>
        </text:list-item>
        <text:list-item>
          <text:p text:style-name="P45"><text:span text:style-name="T2">costo <text:tab/>assistenza in garanzia / fatturato</text:span></text:p>
        </text:list-item>
        <text:list-item>
          <text:p text:style-name="P45"><text:tab/></text:p>
        </text:list-item>
        <text:list-item>
          <text:p text:style-name="P45"><text:span text:style-name="T2">costo <text:tab/>difetti / fatturato</text:span></text:p>
        </text:list-item>
        <text:list-item>
          <text:p text:style-name="P45"><text:tab/></text:p>
        </text:list-item>
        <text:list-item>
          <text:p text:style-name="P45"><text:span text:style-name="T2">costo <text:tab/>difetti / unità vendute</text:span></text:p>
        </text:list-item>
        <text:list-item>
          <text:p text:style-name="P45"><text:tab/></text:p>
        </text:list-item>
        <text:list-item>
          <text:p text:style-name="P45"><text:span text:style-name="T2">n° <text:tab/>di audit da parte dei clienti</text:span></text:p>
        </text:list-item>
        <text:list-item>
          <text:p text:style-name="P45"><text:tab/></text:p>
        </text:list-item>
        <text:list-item>
          <text:p text:style-name="P45"><text:span text:style-name="T2">n° <text:tab/>risposte a questionari clienti</text:span></text:p>
        </text:list-item>
        <text:list-item>
          <text:p text:style-name="P45"><text:soft-page-break/><text:tab/></text:p>
        </text:list-item>
        <text:list-item>
          <text:p text:style-name="P45"><text:span text:style-name="T2">raccomandazioni <text:tab/>accettate / totale raccomandazioni fatte in sede di audit</text:span></text:p>
        </text:list-item>
        <text:list-item>
          <text:p text:style-name="P45"><text:tab/></text:p>
        </text:list-item>
        <text:list-item>
          <text:p text:style-name="P45"><text:span text:style-name="T2">% <text:tab/>di raccomandazioni fatte in sede di audit che sono state <text:tab/>implementate</text:span></text:p>
        </text:list-item>
        <text:list-item>
          <text:p text:style-name="P45"><text:tab/></text:p>
        </text:list-item>
        <text:list-item>
          <text:p text:style-name="P45"><text:span text:style-name="T2">n° <text:tab/>non conformità riscontrate in sede di v.i.i.</text:span></text:p>
        </text:list-item>
        <text:list-item>
          <text:p text:style-name="P45"><text:tab/></text:p>
        </text:list-item>
        <text:list-item>
          <text:p text:style-name="P45"><text:span text:style-name="T2">errori <text:tab/>riportati da auditor esterni</text:span></text:p>
        </text:list-item>
        <text:list-item>
          <text:p text:style-name="P45"><text:tab/></text:p>
        </text:list-item>
        <text:list-item>
          <text:p text:style-name="P45"><text:span text:style-name="T2">n° <text:tab/>di progetti che hanno soddisfatto in toto qualità, prezzo e <text:tab/>programmazione / totale progetti</text:span></text:p>
        </text:list-item>
        <text:list-item>
          <text:p text:style-name="P45"><text:tab/></text:p>
        </text:list-item>
        <text:list-item>
          <text:p text:style-name="P45"><text:span text:style-name="T2">tempo <text:tab/>perso per mancanza di istruzioni o per istruzioni errate</text:span></text:p>
        </text:list-item>
        <text:list-item>
          <text:p text:style-name="P45"><text:tab/></text:p>
        </text:list-item>
        <text:list-item>
          <text:p text:style-name="P45"><text:span text:style-name="T2">tempo <text:tab/>medio impiegato per rispondere ai reclami dei clienti</text:span></text:p>
        </text:list-item>
      </text:list>
      <text:list xml:id="list1922267382" text:style-name="WWNum22">
        <text:list-item>
          <text:p text:style-name="P46"><text:span text:style-name="T2">Soddisfazione <text:tab/>del cliente:</text:span></text:p>
        </text:list-item>
      </text:list>
      <text:list xml:id="list860244635" text:style-name="WWNum13">
        <text:list-item>
          <text:p text:style-name="P47"><text:span text:style-name="T2">n° <text:tab/>interventi effettuati durante il periodo di validità della garanzia</text:span></text:p>
        </text:list-item>
        <text:list-item>
          <text:p text:style-name="P47"><text:tab/></text:p>
        </text:list-item>
        <text:list-item>
          <text:p text:style-name="P47"><text:span text:style-name="T2">n° <text:tab/>di visite all’anno fatte presso un cliente</text:span></text:p>
        </text:list-item>
        <text:list-item>
          <text:p text:style-name="P47"><text:tab/></text:p>
        </text:list-item>
        <text:list-item>
          <text:p text:style-name="P47"><text:span text:style-name="T2">% <text:tab/>di retention della clientela</text:span></text:p>
        </text:list-item>
        <text:list-item>
          <text:p text:style-name="P47"><text:tab/></text:p>
        </text:list-item>
        <text:list-item>
          <text:p text:style-name="P47"><text:soft-page-break/><text:span text:style-name="T2">quantità <text:tab/>consegnate / quantità richieste</text:span></text:p>
        </text:list-item>
        <text:list-item>
          <text:p text:style-name="P47"><text:tab/></text:p>
        </text:list-item>
        <text:list-item>
          <text:p text:style-name="P47"><text:span text:style-name="T2">rapporto <text:tab/>tra clienti acquisiti e clienti perduti</text:span></text:p>
        </text:list-item>
        <text:list-item>
          <text:p text:style-name="P47"><text:tab/></text:p>
        </text:list-item>
        <text:list-item>
          <text:p text:style-name="P47"><text:span text:style-name="T2">rapporto <text:tab/>tra il volume delle vendite acquisite e il valore delle vendite <text:tab/>perdute</text:span></text:p>
        </text:list-item>
        <text:list-item>
          <text:p text:style-name="P47"><text:tab/></text:p>
        </text:list-item>
        <text:list-item>
          <text:p text:style-name="P47"><text:span text:style-name="T2">rapporto <text:tab/>tra il numero dei clienti e il personale addetto alla vendita</text:span></text:p>
        </text:list-item>
        <text:list-item>
          <text:p text:style-name="P47"><text:tab/></text:p>
        </text:list-item>
        <text:list-item>
          <text:p text:style-name="P47"><text:span text:style-name="T2">rapporto <text:tab/>tra il volume delle vendite e il numero di clienti</text:span></text:p>
        </text:list-item>
        <text:list-item>
          <text:p text:style-name="P47"><text:tab/></text:p>
        </text:list-item>
        <text:list-item>
          <text:p text:style-name="P47"><text:span text:style-name="T2">tempo <text:tab/>che intercorre tra il ricevimento dell’ordine e la consegna dei <text:tab/>beni/servizi ordinati</text:span></text:p>
        </text:list-item>
        <text:list-item>
          <text:p text:style-name="P47"><text:tab/></text:p>
        </text:list-item>
        <text:list-item>
          <text:p text:style-name="P47"><text:span text:style-name="T2">tempo <text:tab/>che intercorre tra il ricevimento dell’ordine e la possibilità <text:tab/>per il cliente di poter utilizzare i beni ordinati (dopo montaggio, <text:tab/>commissioning, collaudo, ecc)</text:span></text:p>
        </text:list-item>
        <text:list-item>
          <text:p text:style-name="P47"><text:tab/></text:p>
        </text:list-item>
        <text:list-item>
          <text:p text:style-name="P47"><text:span text:style-name="T2">tasso <text:tab/>di clienti persi</text:span></text:p>
        </text:list-item>
        <text:list-item>
          <text:p text:style-name="P47"><text:tab/></text:p>
        </text:list-item>
        <text:list-item>
          <text:p text:style-name="P47"><text:span text:style-name="T2">durata <text:tab/>del rapporto con i clienti</text:span></text:p>
        </text:list-item>
        <text:list-item>
          <text:p text:style-name="P47"><text:tab/></text:p>
        </text:list-item>
        <text:list-item>
          <text:p text:style-name="P47"><text:span text:style-name="T2">quota <text:tab/>di mercato</text:span></text:p>
        </text:list-item>
        <text:list-item>
          <text:p text:style-name="P47"><text:tab/></text:p>
        </text:list-item>
        <text:list-item>
          <text:p text:style-name="P47"><text:span text:style-name="T2">n° <text:tab/>requisiti del cliente non centrati</text:span></text:p>
        </text:list-item>
        <text:list-item>
          <text:p text:style-name="P47"><text:soft-page-break/><text:tab/></text:p>
        </text:list-item>
        <text:list-item>
          <text:p text:style-name="P47"><text:span text:style-name="T2">% <text:tab/>clienti fedeli</text:span></text:p>
        </text:list-item>
        <text:list-item>
          <text:p text:style-name="P47"><text:tab/></text:p>
        </text:list-item>
        <text:list-item>
          <text:p text:style-name="P60"><text:span text:style-name="T2">variazioni <text:tab/>nella pianificazione di prodotti/servizi</text:span></text:p>
        </text:list-item>
      </text:list>
      <text:p text:style-name="P1"/>
      <text:p text:style-name="P1"/>
      <text:p text:style-name="P1"><text:span text:style-name="T5">Ambito Direzionale:</text:span></text:p>
      <text:list xml:id="list1417145123" text:style-name="WWNum31">
        <text:list-item>
          <text:p text:style-name="P13"><text:tab/><text:span text:style-name="T2">obiettivi <text:tab/>raggiunti / totale obiettivi proposti</text:span></text:p>
        </text:list-item>
        <text:list-item>
          <text:p text:style-name="P48"><text:tab/></text:p>
        </text:list-item>
        <text:list-item>
          <text:p text:style-name="P48"><text:span text:style-name="T2">lavoratori <text:tab/>promossi ad un lavoro migliore/totale lavoratori</text:span></text:p>
        </text:list-item>
        <text:list-item>
          <text:p text:style-name="P48"><text:tab/></text:p>
        </text:list-item>
        <text:list-item>
          <text:p text:style-name="P48"><text:span text:style-name="T2">indice <text:tab/>del morale dei dipendenti rilevato attraverso i questionari di <text:tab/>soddisfazione</text:span></text:p>
        </text:list-item>
        <text:list-item>
          <text:p text:style-name="P48"><text:tab/></text:p>
        </text:list-item>
        <text:list-item>
          <text:p text:style-name="P48"><text:span text:style-name="T2">riunioni <text:tab/>che iniziano all’ora prevista / totale riunioni</text:span></text:p>
        </text:list-item>
        <text:list-item>
          <text:p text:style-name="P48"><text:tab/></text:p>
        </text:list-item>
        <text:list-item>
          <text:p text:style-name="P48"><text:span text:style-name="T2">proposte <text:tab/>di miglioramento presentate / totale dei collaboratori</text:span></text:p>
        </text:list-item>
        <text:list-item>
          <text:p text:style-name="P48"><text:tab/></text:p>
        </text:list-item>
        <text:list-item>
          <text:p text:style-name="P48"><text:span text:style-name="T2">n° <text:tab/>di reclami al mese da parte di clienti</text:span></text:p>
        </text:list-item>
        <text:list-item>
          <text:p text:style-name="P48"><text:tab/></text:p>
        </text:list-item>
        <text:list-item>
          <text:p text:style-name="P48"><text:span text:style-name="T2">n° <text:tab/>di colloqui dei responsabili con i collaboratori per mese</text:span></text:p>
        </text:list-item>
        <text:list-item>
          <text:p text:style-name="P48"><text:tab/></text:p>
        </text:list-item>
        <text:list-item>
          <text:p text:style-name="P61"><text:soft-page-break/><text:span text:style-name="T2">tempo <text:tab/>medio di attraversamento tra l’inizio della progettazione e il <text:tab/>momento in cui si ottiene il prodotto/servizio</text:span></text:p>
        </text:list-item>
      </text:list>
      <text:p text:style-name="P2"/>
      <text:p text:style-name="P2"/>
      <text:p text:style-name="P1"><text:span text:style-name="T6">Ambito Information Technology:</text:span></text:p>
      <text:list xml:id="list3669116141" text:style-name="WWNum12">
        <text:list-item>
          <text:p text:style-name="P14"><text:span text:style-name="T11"><text:tab/></text:span><text:span text:style-name="T4">n° <text:tab/>guasti di pc, server, stampanti, ecc. all’anno</text:span></text:p>
        </text:list-item>
        <text:list-item>
          <text:p text:style-name="P49"><text:tab/></text:p>
        </text:list-item>
        <text:list-item>
          <text:p text:style-name="P49"><text:span text:style-name="T11"><text:tab/></text:span><text:span text:style-name="T4">ore <text:tab/>di fermo macchina all’anno</text:span></text:p>
        </text:list-item>
        <text:list-item>
          <text:p text:style-name="P49"><text:tab/></text:p>
        </text:list-item>
        <text:list-item>
          <text:p text:style-name="P49"><text:span text:style-name="T11"><text:tab/></text:span><text:span text:style-name="T4">tempo <text:tab/>perso per effettuare il debug</text:span></text:p>
        </text:list-item>
        <text:list-item>
          <text:p text:style-name="P49"><text:tab/></text:p>
        </text:list-item>
        <text:list-item>
          <text:p text:style-name="P49"><text:span text:style-name="T11"><text:tab/></text:span><text:span text:style-name="T4">tempo <text:tab/>medio che intercorre tra la richiesta di assistenza e l’erogazione <text:tab/>della stessa</text:span></text:p>
        </text:list-item>
        <text:list-item>
          <text:p text:style-name="P49"><text:tab/></text:p>
        </text:list-item>
        <text:list-item>
          <text:p text:style-name="P49"><text:span text:style-name="T11"><text:tab/></text:span><text:span text:style-name="T4">presenza <text:tab/>di dipartimenti con un disaster recovery plan</text:span></text:p>
        </text:list-item>
        <text:list-item>
          <text:p text:style-name="P49"><text:tab/></text:p>
        </text:list-item>
        <text:list-item>
          <text:p text:style-name="P49"><text:span text:style-name="T11"><text:tab/></text:span><text:span text:style-name="T4">n° <text:tab/>di ore di formazione erogate</text:span></text:p>
        </text:list-item>
        <text:list-item>
          <text:p text:style-name="P49"><text:tab/></text:p>
        </text:list-item>
        <text:list-item>
          <text:p text:style-name="P49"><text:span text:style-name="T11"><text:tab/></text:span><text:span text:style-name="T4">n° <text:tab/>di richieste di assistenza evase al mese</text:span></text:p>
        </text:list-item>
        <text:list-item>
          <text:p text:style-name="P49"><text:tab/></text:p>
        </text:list-item>
        <text:list-item>
          <text:p text:style-name="P62"><text:span text:style-name="T11"><text:tab/></text:span><text:span text:style-name="T4">% <text:tab/>progetti portati a termine secondo quanto programmato</text:span></text:p>
        </text:list-item>
      </text:list>
      <text:p text:style-name="P2"/>
      <text:p text:style-name="P2"/>
      <text:p text:style-name="P1"><text:soft-page-break/><text:span text:style-name="T6">Ambito Sicurezza:</text:span></text:p>
      <text:list xml:id="list3889555880" text:style-name="WWNum7">
        <text:list-item>
          <text:p text:style-name="P15"><text:span text:style-name="T11"><text:tab/></text:span><text:span text:style-name="T4">n° <text:tab/>di trasgressioni a principi sicurezza all’anno</text:span></text:p>
        </text:list-item>
        <text:list-item>
          <text:p text:style-name="P50"><text:tab/></text:p>
        </text:list-item>
        <text:list-item>
          <text:p text:style-name="P50"><text:span text:style-name="T11"><text:tab/></text:span><text:span text:style-name="T4">% <text:tab/>di equipaggiamenti di sicurezza testati / totale in un anno</text:span></text:p>
        </text:list-item>
        <text:list-item>
          <text:p text:style-name="P50"><text:tab/></text:p>
        </text:list-item>
        <text:list-item>
          <text:p text:style-name="P63"><text:span text:style-name="T11"><text:tab/></text:span><text:span text:style-name="T4">n° <text:tab/>di incidenti in un anno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0" meta:paragraph-count="586" meta:word-count="3249" meta:character-count="18980" meta:non-whitespace-character-count="15939"/>
    <meta:generator>LibreOfficeDev/6.0.5.2$Linux_X86_64 LibreOffice_project/</meta:generator>
  </office:meta>
</office:document-meta>
</file>